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f6f9d4" style:text-align-source="fix" style:repeat-content="false"/>
      <style:paragraph-properties fo:text-align="end" fo:margin-left="0in"/>
    </style:style>
    <style:style style:name="ce2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fo:background-color="#f6f9d4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121">
      <style:table-cell-properties fo:background-color="#f6f9d4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21">
      <style:text-properties fo:font-weight="normal" style:font-weight-asian="normal" style:font-weight-complex="normal"/>
    </style:style>
    <style:style style:name="ce3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in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4">
      <style:table-cell-properties fo:background-color="#f6f9d4" style:text-align-source="fix" style:repeat-content="false"/>
      <style:paragraph-properties fo:text-align="end" fo:margin-left="0in"/>
    </style:style>
    <style:style style:name="ce15" style:family="table-cell" style:parent-style-name="Default" style:data-style-name="N2"/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0" style:family="table-cell" style:parent-style-name="Default" style:data-style-name="N2">
      <style:text-properties fo:font-weight="normal" style:font-weight-asian="normal" style:font-weight-complex="normal"/>
    </style:style>
    <style:style style:name="ce21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6f9d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9"/>
        <table:table-column table:style-name="co1" table:default-cell-style-name="ce15"/>
        <table:table-column table:style-name="co1" table:number-columns-repeated="4" table:default-cell-style-name="ce20"/>
        <table:table-column table:style-name="co1" table:number-columns-repeated="8" table:default-cell-style-name="ce15"/>
        <table:table-column table:style-name="co1" table:number-columns-repeated="4" table:default-cell-style-name="Default"/>
        <table:table-column table:style-name="co1" table:default-cell-style-name="ce15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24" office:value-type="string" calcext:value-type="string" table:number-columns-spanned="2" table:number-rows-spanned="1">
            <text:p>Previous results</text:p>
          </table:table-cell>
          <table:covered-table-cell table:style-name="ce30"/>
          <table:table-cell table:style-name="ce30" office:value-type="string" calcext:value-type="string" table:number-columns-spanned="6" table:number-rows-spanned="1">
            <text:p>CPLEX 20.1 + MIP warmstart</text:p>
          </table:table-cell>
          <table:covered-table-cell table:number-columns-repeated="5" table:style-name="ce30"/>
          <table:table-cell table:style-name="ce30" office:value-type="string" calcext:value-type="string" table:number-columns-spanned="6" table:number-rows-spanned="1">
            <text:p>VRPSolver 0.4.1 (VRPTW)</text:p>
          </table:table-cell>
          <table:covered-table-cell table:number-columns-repeated="5" table:style-name="ce30"/>
          <table:table-cell table:style-name="ce22" table:number-columns-repeated="4"/>
          <table:table-cell table:style-name="ce30"/>
          <table:table-cell table:style-name="ce1" table:number-columns-repeated="993"/>
          <table:table-cell table:style-name="ce22" table:number-columns-repeated="5"/>
          <table:table-cell table:number-columns-repeated="6"/>
        </table:table-row>
        <table:table-row table:style-name="ro2">
          <table:covered-table-cell table:style-name="ce1"/>
          <table:table-cell table:style-name="ce24" office:value-type="string" calcext:value-type="string">
            <text:p>LB</text:p>
          </table:table-cell>
          <table:table-cell table:style-name="ce30" office:value-type="string" calcext:value-type="string">
            <text:p>Time adj</text:p>
          </table:table-cell>
          <table:table-cell table:style-name="ce30" office:value-type="string" calcext:value-type="string">
            <text:p>LB+</text:p>
          </table:table-cell>
          <table:table-cell table:style-name="ce30" office:value-type="string" calcext:value-type="string">
            <text:p>Initial (obj)</text:p>
          </table:table-cell>
          <table:table-cell table:style-name="ce30" office:value-type="string" calcext:value-type="string">
            <text:p>Final (obj)</text:p>
          </table:table-cell>
          <table:table-cell table:style-name="ce30" office:value-type="string" calcext:value-type="string">
            <text:p>Gap (%)</text:p>
          </table:table-cell>
          <table:table-cell table:style-name="ce30" office:value-type="string" calcext:value-type="string">
            <text:p>Time (sec.)</text:p>
          </table:table-cell>
          <table:table-cell table:style-name="ce30" office:value-type="string" calcext:value-type="string">
            <text:p>nodes</text:p>
          </table:table-cell>
          <table:table-cell table:style-name="ce30" office:value-type="string" calcext:value-type="string">
            <text:p>UB</text:p>
            <text:p>(cutoff)</text:p>
          </table:table-cell>
          <table:table-cell table:style-name="ce30" office:value-type="string" calcext:value-type="string">
            <text:p>Cost</text:p>
          </table:table-cell>
          <table:table-cell table:style-name="ce30" office:value-type="string" calcext:value-type="string">
            <text:p>Build + solve</text:p>
            <text:p>time (sec)</text:p>
          </table:table-cell>
          <table:table-cell table:style-name="ce30" office:value-type="string" calcext:value-type="string">
            <text:p>Root cost </text:p>
            <text:p>(RMP)</text:p>
          </table:table-cell>
          <table:table-cell table:style-name="ce30" office:value-type="string" calcext:value-type="string">
            <text:p>RMP time </text:p>
            <text:p>(sec)</text:p>
          </table:table-cell>
          <table:table-cell table:style-name="ce30" office:value-type="string" calcext:value-type="string">
            <text:p>BCP</text:p>
            <text:p>nodes</text:p>
          </table:table-cell>
          <table:table-cell table:style-name="ce1" table:number-columns-repeated="2"/>
          <table:table-cell table:number-columns-repeated="2"/>
          <table:table-cell table:style-name="Default"/>
          <table:table-cell table:style-name="ce1" table:number-columns-repeated="993"/>
          <table:table-cell table:style-name="ce22" table:number-columns-repeated="5"/>
          <table:table-cell table:number-columns-repeated="6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5" office:value-type="float" office:value="218.2" calcext:value-type="float">
            <text:p>218.2</text:p>
          </table:table-cell>
          <table:table-cell table:style-name="ce11" office:value-type="float" office:value="2.94375" calcext:value-type="float">
            <text:p>2.94</text:p>
          </table:table-cell>
          <table:table-cell table:style-name="ce16" office:value-type="float" office:value="218.19855033" calcext:value-type="float">
            <text:p>218.20</text:p>
          </table:table-cell>
          <table:table-cell table:style-name="ce18" office:value-type="float" office:value="226.978" calcext:value-type="float">
            <text:p>226.98</text:p>
          </table:table-cell>
          <table:table-cell table:style-name="ce18" office:value-type="float" office:value="218.19855033" calcext:value-type="float">
            <text:p>218.20</text:p>
          </table:table-cell>
          <table:table-cell table:style-name="ce18" table:formula="of:=([.F3]-[.D3])/[.F3]*100" office:value-type="float" office:value="0" calcext:value-type="float">
            <text:p>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office:value-type="float" office:value="43" calcext:value-type="float">
            <text:p>43.00</text:p>
          </table:table-cell>
          <table:table-cell table:style-name="ce11" office:value-type="float" office:value="218.2" calcext:value-type="float">
            <text:p>218.20</text:p>
          </table:table-cell>
          <table:table-cell table:style-name="ce11" office:value-type="float" office:value="209.506281" calcext:value-type="float">
            <text:p>209.51</text:p>
          </table:table-cell>
          <table:table-cell table:style-name="ce11" office:value-type="float" office:value="2.198321954" calcext:value-type="float">
            <text:p>2.20</text:p>
          </table:table-cell>
          <table:table-cell table:style-name="ce11" office:value-type="float" office:value="209.51" calcext:value-type="float">
            <text:p>209.51</text:p>
          </table:table-cell>
          <table:table-cell table:style-name="ce11" office:value-type="float" office:value="0.92" calcext:value-type="float">
            <text:p>0.9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5" office:value-type="float" office:value="246.6" calcext:value-type="float">
            <text:p>246.6</text:p>
          </table:table-cell>
          <table:table-cell table:style-name="ce11" office:value-type="float" office:value="7.359375" calcext:value-type="float">
            <text:p>7.36</text:p>
          </table:table-cell>
          <table:table-cell table:style-name="ce16" office:value-type="float" office:value="246.62617517" calcext:value-type="float">
            <text:p>246.63</text:p>
          </table:table-cell>
          <table:table-cell table:style-name="ce18" office:value-type="float" office:value="246.626" calcext:value-type="float">
            <text:p>246.63</text:p>
          </table:table-cell>
          <table:table-cell table:style-name="ce18" office:value-type="float" office:value="246.62617517" calcext:value-type="float">
            <text:p>246.63</text:p>
          </table:table-cell>
          <table:table-cell table:style-name="ce18" table:formula="of:=([.F4]-[.D4])/[.F4]*100" office:value-type="float" office:value="0" calcext:value-type="float">
            <text:p>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office:value-type="float" office:value="463" calcext:value-type="float">
            <text:p>463.00</text:p>
          </table:table-cell>
          <table:table-cell table:style-name="ce11" office:value-type="float" office:value="246.6" calcext:value-type="float">
            <text:p>246.60</text:p>
          </table:table-cell>
          <table:table-cell table:style-name="ce11" office:value-type="float" office:value="207.688524833333" calcext:value-type="float">
            <text:p>207.69</text:p>
          </table:table-cell>
          <table:table-cell table:style-name="ce11" office:value-type="float" office:value="2.110776224" calcext:value-type="float">
            <text:p>2.11</text:p>
          </table:table-cell>
          <table:table-cell table:style-name="ce11" office:value-type="float" office:value="207.69" calcext:value-type="float">
            <text:p>207.69</text:p>
          </table:table-cell>
          <table:table-cell table:style-name="ce11" office:value-type="float" office:value="0.81" calcext:value-type="float">
            <text:p>0.8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5" office:value-type="float" office:value="305.8" calcext:value-type="float">
            <text:p>305.8</text:p>
          </table:table-cell>
          <table:table-cell table:style-name="ce11" office:value-type="float" office:value="10.303125" calcext:value-type="float">
            <text:p>10.30</text:p>
          </table:table-cell>
          <table:table-cell table:style-name="ce16" office:value-type="float" office:value="305.859574" calcext:value-type="float">
            <text:p>305.86</text:p>
          </table:table-cell>
          <table:table-cell table:style-name="ce18" office:value-type="float" office:value="305.86" calcext:value-type="float">
            <text:p>305.86</text:p>
          </table:table-cell>
          <table:table-cell table:style-name="ce18" office:value-type="float" office:value="305.859574" calcext:value-type="float">
            <text:p>305.86</text:p>
          </table:table-cell>
          <table:table-cell table:style-name="ce18" table:formula="of:=([.F5]-[.D5])/[.F5]*100" office:value-type="float" office:value="0" calcext:value-type="float">
            <text:p>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office:value-type="float" office:value="2192" calcext:value-type="float">
            <text:p>2,192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NOSOL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5" office:value-type="float" office:value="186.9" calcext:value-type="float">
            <text:p>186.9</text:p>
          </table:table-cell>
          <table:table-cell table:style-name="ce11" office:value-type="float" office:value="11.775" calcext:value-type="float">
            <text:p>11.78</text:p>
          </table:table-cell>
          <table:table-cell table:style-name="ce16" office:value-type="float" office:value="186.8969446" calcext:value-type="float">
            <text:p>186.90</text:p>
          </table:table-cell>
          <table:table-cell table:style-name="ce18" office:value-type="float" office:value="186.897" calcext:value-type="float">
            <text:p>186.90</text:p>
          </table:table-cell>
          <table:table-cell table:style-name="ce18" office:value-type="float" office:value="186.8969446" calcext:value-type="float">
            <text:p>186.90</text:p>
          </table:table-cell>
          <table:table-cell table:style-name="ce18" table:formula="of:=([.F6]-[.D6])/[.F6]*100" office:value-type="float" office:value="0" calcext:value-type="float">
            <text:p>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office:value-type="float" office:value="1998" calcext:value-type="float">
            <text:p>1,998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NOSOL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5" office:value-type="float" office:value="189.5" calcext:value-type="float">
            <text:p>189.5</text:p>
          </table:table-cell>
          <table:table-cell table:style-name="ce11" office:value-type="float" office:value="2.94375" calcext:value-type="float">
            <text:p>2.94</text:p>
          </table:table-cell>
          <table:table-cell table:style-name="ce16" office:value-type="float" office:value="189.543179" calcext:value-type="float">
            <text:p>189.54</text:p>
          </table:table-cell>
          <table:table-cell table:style-name="ce18" office:value-type="float" office:value="191.972" calcext:value-type="float">
            <text:p>191.97</text:p>
          </table:table-cell>
          <table:table-cell table:style-name="ce18" office:value-type="float" office:value="189.543179" calcext:value-type="float">
            <text:p>189.54</text:p>
          </table:table-cell>
          <table:table-cell table:style-name="ce18" table:formula="of:=([.F7]-[.D7])/[.F7]*100" office:value-type="float" office:value="0" calcext:value-type="float">
            <text:p>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office:value-type="float" office:value="674" calcext:value-type="float">
            <text:p>674.00</text:p>
          </table:table-cell>
          <table:table-cell table:style-name="ce11" office:value-type="float" office:value="189.5" calcext:value-type="float">
            <text:p>189.50</text:p>
          </table:table-cell>
          <table:table-cell table:style-name="ce11" office:value-type="float" office:value="167.977535" calcext:value-type="float">
            <text:p>167.98</text:p>
          </table:table-cell>
          <table:table-cell table:style-name="ce11" office:value-type="float" office:value="2.110772586" calcext:value-type="float">
            <text:p>2.11</text:p>
          </table:table-cell>
          <table:table-cell table:style-name="ce11" office:value-type="float" office:value="167.98" calcext:value-type="float">
            <text:p>167.98</text:p>
          </table:table-cell>
          <table:table-cell table:style-name="ce11" office:value-type="float" office:value="0.82" calcext:value-type="float">
            <text:p>0.8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A6</text:p>
          </table:table-cell>
          <table:table-cell table:style-name="ce5" office:value-type="float" office:value="200.1" calcext:value-type="float">
            <text:p>200.1</text:p>
          </table:table-cell>
          <table:table-cell table:style-name="ce11" office:value-type="float" office:value="2.94375" calcext:value-type="float">
            <text:p>2.94</text:p>
          </table:table-cell>
          <table:table-cell table:style-name="ce16" office:value-type="float" office:value="200.0991589" calcext:value-type="float">
            <text:p>200.10</text:p>
          </table:table-cell>
          <table:table-cell table:style-name="ce18" office:value-type="float" office:value="200.126" calcext:value-type="float">
            <text:p>200.13</text:p>
          </table:table-cell>
          <table:table-cell table:style-name="ce18" office:value-type="float" office:value="200.0991589" calcext:value-type="float">
            <text:p>200.10</text:p>
          </table:table-cell>
          <table:table-cell table:style-name="ce18" table:formula="of:=([.F8]-[.D8])/[.F8]*100" office:value-type="float" office:value="0" calcext:value-type="float">
            <text:p>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office:value-type="float" office:value="375" calcext:value-type="float">
            <text:p>375.00</text:p>
          </table:table-cell>
          <table:table-cell table:style-name="ce11" office:value-type="float" office:value="200.1" calcext:value-type="float">
            <text:p>200.10</text:p>
          </table:table-cell>
          <table:table-cell table:style-name="ce11" office:value-type="float" office:value="169.243263233333" calcext:value-type="float">
            <text:p>169.24</text:p>
          </table:table-cell>
          <table:table-cell table:style-name="ce11" office:value-type="float" office:value="2.10505645" calcext:value-type="float">
            <text:p>2.11</text:p>
          </table:table-cell>
          <table:table-cell table:style-name="ce11" office:value-type="float" office:value="169.24" calcext:value-type="float">
            <text:p>169.24</text:p>
          </table:table-cell>
          <table:table-cell table:style-name="ce11" office:value-type="float" office:value="0.81" calcext:value-type="float">
            <text:p>0.8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A7</text:p>
          </table:table-cell>
          <table:table-cell table:style-name="ce5" office:value-type="float" office:value="225.4" calcext:value-type="float">
            <text:p>225.4</text:p>
          </table:table-cell>
          <table:table-cell table:style-name="ce11" office:value-type="float" office:value="1.471875" calcext:value-type="float">
            <text:p>1.47</text:p>
          </table:table-cell>
          <table:table-cell table:style-name="ce16" office:value-type="float" office:value="225.36852533" calcext:value-type="float">
            <text:p>225.37</text:p>
          </table:table-cell>
          <table:table-cell table:style-name="ce18" office:value-type="float" office:value="225.369" calcext:value-type="float">
            <text:p>225.37</text:p>
          </table:table-cell>
          <table:table-cell table:style-name="ce18" office:value-type="float" office:value="225.36852533" calcext:value-type="float">
            <text:p>225.37</text:p>
          </table:table-cell>
          <table:table-cell table:style-name="ce18" table:formula="of:=([.F9]-[.D9])/[.F9]*100" office:value-type="float" office:value="0" calcext:value-type="float">
            <text:p>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office:value-type="float" office:value="222" calcext:value-type="float">
            <text:p>222.00</text:p>
          </table:table-cell>
          <table:table-cell table:style-name="ce11" office:value-type="float" office:value="225.4" calcext:value-type="float">
            <text:p>225.40</text:p>
          </table:table-cell>
          <table:table-cell table:style-name="ce11" office:value-type="float" office:value="225.368525333333" calcext:value-type="float">
            <text:p>225.37</text:p>
          </table:table-cell>
          <table:table-cell table:style-name="ce11" office:value-type="float" office:value="2.09853852" calcext:value-type="float">
            <text:p>2.10</text:p>
          </table:table-cell>
          <table:table-cell table:style-name="ce11" office:value-type="float" office:value="225.37" calcext:value-type="float">
            <text:p>225.37</text:p>
          </table:table-cell>
          <table:table-cell table:style-name="ce11" office:value-type="float" office:value="0.81" calcext:value-type="float">
            <text:p>0.8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A8</text:p>
          </table:table-cell>
          <table:table-cell table:style-name="ce5" office:value-type="float" office:value="232" calcext:value-type="float">
            <text:p>232.0</text:p>
          </table:table-cell>
          <table:table-cell table:style-name="ce11" office:value-type="float" office:value="5.8875" calcext:value-type="float">
            <text:p>5.89</text:p>
          </table:table-cell>
          <table:table-cell table:style-name="ce16" office:value-type="float" office:value="232.04877757" calcext:value-type="float">
            <text:p>232.05</text:p>
          </table:table-cell>
          <table:table-cell table:style-name="ce18" office:value-type="float" office:value="232.049" calcext:value-type="float">
            <text:p>232.05</text:p>
          </table:table-cell>
          <table:table-cell table:style-name="ce18" office:value-type="float" office:value="232.04877757" calcext:value-type="float">
            <text:p>232.05</text:p>
          </table:table-cell>
          <table:table-cell table:style-name="ce18" table:formula="of:=([.F10]-[.D10])/[.F10]*100" office:value-type="float" office:value="0" calcext:value-type="float">
            <text:p>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office:value-type="float" office:value="175" calcext:value-type="float">
            <text:p>175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NOSOL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A9</text:p>
          </table:table-cell>
          <table:table-cell table:style-name="ce5" office:value-type="float" office:value="222.3" calcext:value-type="float">
            <text:p>222.3</text:p>
          </table:table-cell>
          <table:table-cell table:style-name="ce11" office:value-type="float" office:value="29.4375" calcext:value-type="float">
            <text:p>29.44</text:p>
          </table:table-cell>
          <table:table-cell table:style-name="ce16" office:value-type="float" office:value="222.29502767" calcext:value-type="float">
            <text:p>222.30</text:p>
          </table:table-cell>
          <table:table-cell table:style-name="ce18" office:value-type="float" office:value="234.211" calcext:value-type="float">
            <text:p>234.21</text:p>
          </table:table-cell>
          <table:table-cell table:style-name="ce18" office:value-type="float" office:value="222.29502767" calcext:value-type="float">
            <text:p>222.30</text:p>
          </table:table-cell>
          <table:table-cell table:style-name="ce18" table:formula="of:=([.F11]-[.D11])/[.F11]*100" office:value-type="float" office:value="0" calcext:value-type="float">
            <text:p>0.00</text:p>
          </table:table-cell>
          <table:table-cell table:style-name="ce11" office:value-type="float" office:value="1.33" calcext:value-type="float">
            <text:p>1.33</text:p>
          </table:table-cell>
          <table:table-cell table:style-name="ce13" office:value-type="float" office:value="2315" calcext:value-type="float">
            <text:p>2,315.00</text:p>
          </table:table-cell>
          <table:table-cell table:style-name="ce11" office:value-type="float" office:value="222.3" calcext:value-type="float">
            <text:p>222.30</text:p>
          </table:table-cell>
          <table:table-cell table:style-name="ce11" office:value-type="float" office:value="183.238804" calcext:value-type="float">
            <text:p>183.24</text:p>
          </table:table-cell>
          <table:table-cell table:style-name="ce11" office:value-type="float" office:value="2.089850948" calcext:value-type="float">
            <text:p>2.09</text:p>
          </table:table-cell>
          <table:table-cell table:style-name="ce11" office:value-type="float" office:value="183.24" calcext:value-type="float">
            <text:p>183.24</text:p>
          </table:table-cell>
          <table:table-cell table:style-name="ce11" office:value-type="float" office:value="0.81" calcext:value-type="float">
            <text:p>0.8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A10</text:p>
          </table:table-cell>
          <table:table-cell table:style-name="ce5" office:value-type="float" office:value="225" calcext:value-type="float">
            <text:p>225.0</text:p>
          </table:table-cell>
          <table:table-cell table:style-name="ce11" office:value-type="float" office:value="1.471875" calcext:value-type="float">
            <text:p>1.47</text:p>
          </table:table-cell>
          <table:table-cell table:style-name="ce16" office:value-type="float" office:value="225.00599533" calcext:value-type="float">
            <text:p>225.01</text:p>
          </table:table-cell>
          <table:table-cell table:style-name="ce18" office:value-type="float" office:value="225.006" calcext:value-type="float">
            <text:p>225.01</text:p>
          </table:table-cell>
          <table:table-cell table:style-name="ce18" office:value-type="float" office:value="225.00599533" calcext:value-type="float">
            <text:p>225.01</text:p>
          </table:table-cell>
          <table:table-cell table:style-name="ce18" table:formula="of:=([.F12]-[.D12])/[.F12]*100" office:value-type="float" office:value="0" calcext:value-type="float">
            <text:p>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office:value-type="float" office:value="0" calcext:value-type="float">
            <text:p>0.00</text:p>
          </table:table-cell>
          <table:table-cell table:style-name="ce11" office:value-type="float" office:value="225" calcext:value-type="float">
            <text:p>225.00</text:p>
          </table:table-cell>
          <table:table-cell table:style-name="ce16" office:value-type="float" office:value="225.005995333333" calcext:value-type="float">
            <text:p>225.01</text:p>
          </table:table-cell>
          <table:table-cell table:style-name="ce11" office:value-type="float" office:value="2.113560047" calcext:value-type="float">
            <text:p>2.11</text:p>
          </table:table-cell>
          <table:table-cell table:style-name="ce11" office:value-type="float" office:value="225.01" calcext:value-type="float">
            <text:p>225.01</text:p>
          </table:table-cell>
          <table:table-cell table:style-name="ce11" office:value-type="float" office:value="0.8" calcext:value-type="float">
            <text:p>0.8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6" table:formula="of:=AVERAGE([.B3:.B12])" office:value-type="float" office:value="225.18" calcext:value-type="float">
            <text:p>225.2</text:p>
          </table:table-cell>
          <table:table-cell table:style-name="ce12" office:value-type="float" office:value="7.65375" calcext:value-type="float">
            <text:p>7.65</text:p>
          </table:table-cell>
          <table:table-cell table:style-name="ce17" table:formula="of:=AVERAGE([.D3:.D12])" office:value-type="float" office:value="225.19419079" calcext:value-type="float">
            <text:p>225.19</text:p>
          </table:table-cell>
          <table:table-cell table:style-name="ce19" office:value-type="float" office:value="227.5094" calcext:value-type="float">
            <text:p>227.51</text:p>
          </table:table-cell>
          <table:table-cell table:style-name="ce19" office:value-type="float" office:value="225.19419079" calcext:value-type="float">
            <text:p>225.19</text:p>
          </table:table-cell>
          <table:table-cell table:style-name="ce19" table:formula="of:=AVERAGE([.G3:.G12])" office:value-type="float" office:value="0" calcext:value-type="float">
            <text:p>0.00</text:p>
          </table:table-cell>
          <table:table-cell table:style-name="ce12" table:formula="of:=AVERAGE([.H3:.H12])" office:value-type="float" office:value="1.033" calcext:value-type="float">
            <text:p>1.03</text:p>
          </table:table-cell>
          <table:table-cell table:style-name="ce14" table:formula="of:=AVERAGE([.I3:.I12])" office:value-type="float" office:value="845.7" calcext:value-type="float">
            <text:p>845.70</text:p>
          </table:table-cell>
          <table:table-cell table:style-name="ce12" table:formula="of:=AVERAGE([.J3];[.J4];[.J7];[.J8];[.J9];[.J11];[.J12])" office:value-type="float" office:value="218.157142857143" calcext:value-type="float">
            <text:p>218.16</text:p>
          </table:table-cell>
          <table:table-cell table:style-name="ce12" table:formula="of:=AVERAGE([.K3];[.K4];[.K7];[.K8];[.K9];[.K11];[.K12])" office:value-type="float" office:value="198.289846961905" calcext:value-type="float">
            <text:p>198.29</text:p>
          </table:table-cell>
          <table:table-cell table:style-name="ce12" table:formula="of:=AVERAGE([.L3];[.L4];[.L7];[.L8];[.L9];[.L11];[.L12])" office:value-type="float" office:value="2.118125247" calcext:value-type="float">
            <text:p>2.12</text:p>
          </table:table-cell>
          <table:table-cell table:style-name="ce12" table:formula="of:=AVERAGE([.M3];[.M4];[.M7];[.M8];[.M9];[.M11];[.M12])" office:value-type="float" office:value="198.291428571429" calcext:value-type="float">
            <text:p>198.29</text:p>
          </table:table-cell>
          <table:table-cell table:style-name="ce12" table:formula="of:=AVERAGE([.N3];[.N4];[.N7];[.N8];[.N9];[.N11];[.N12])" office:value-type="float" office:value="0.825714285714286" calcext:value-type="float">
            <text:p>0.83</text:p>
          </table:table-cell>
          <table:table-cell table:style-name="ce12" table:formula="of:=AVERAGE([.O3];[.O4];[.O7];[.O8];[.O9];[.O11];[.O12])" office:value-type="float" office:value="1" calcext:value-type="float">
            <text:p>1.00</text:p>
          </table:table-cell>
          <table:table-cell table:style-name="ce23"/>
          <table:table-cell table:number-columns-repeated="3"/>
          <table:table-cell table:style-name="Default"/>
          <table:table-cell table:style-name="ce23" table:number-columns-repeated="2"/>
          <table:table-cell/>
          <table:table-cell table:style-name="ce23" table:number-columns-repeated="1001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7" office:value-type="float" office:value="378.7" calcext:value-type="float">
            <text:p>378.7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428.05386753" calcext:value-type="float">
            <text:p>428.05</text:p>
          </table:table-cell>
          <table:table-cell table:style-name="ce18" office:value-type="float" office:value="428.584" calcext:value-type="float">
            <text:p>428.58</text:p>
          </table:table-cell>
          <table:table-cell table:style-name="ce18" office:value-type="float" office:value="428.09667333" calcext:value-type="float">
            <text:p>428.10</text:p>
          </table:table-cell>
          <table:table-cell table:style-name="ce18" table:formula="of:=([.F14]-[.D14])/[.F14]*100" office:value-type="float" office:value="0.00999909662157067" calcext:value-type="float">
            <text:p>0.01</text:p>
          </table:table-cell>
          <table:table-cell table:style-name="ce11" office:value-type="float" office:value="5970.3" calcext:value-type="float">
            <text:p>5970.30</text:p>
          </table:table-cell>
          <table:table-cell table:style-name="ce13" office:value-type="float" office:value="3149921" calcext:value-type="float">
            <text:p>3,149,921.00</text:p>
          </table:table-cell>
          <table:table-cell table:style-name="ce11" office:value-type="float" office:value="428.1" calcext:value-type="float">
            <text:p>428.10</text:p>
          </table:table-cell>
          <table:table-cell table:style-name="ce11" office:value-type="float" office:value="376.5352005" calcext:value-type="float">
            <text:p>376.54</text:p>
          </table:table-cell>
          <table:table-cell table:style-name="ce11" office:value-type="float" office:value="4.500879874" calcext:value-type="float">
            <text:p>4.50</text:p>
          </table:table-cell>
          <table:table-cell table:style-name="ce11" office:value-type="float" office:value="376.54" calcext:value-type="float">
            <text:p>376.54</text:p>
          </table:table-cell>
          <table:table-cell table:style-name="ce11" office:value-type="float" office:value="3.16" calcext:value-type="float">
            <text:p>3.1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7" office:value-type="float" office:value="427.9" calcext:value-type="float">
            <text:p>427.9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476.00133908" calcext:value-type="float">
            <text:p>476.00</text:p>
          </table:table-cell>
          <table:table-cell table:style-name="ce18" office:value-type="float" office:value="483.63" calcext:value-type="float">
            <text:p>483.63</text:p>
          </table:table-cell>
          <table:table-cell table:style-name="ce18" office:value-type="float" office:value="476.0489371" calcext:value-type="float">
            <text:p>476.05</text:p>
          </table:table-cell>
          <table:table-cell table:style-name="ce18" table:formula="of:=([.F15]-[.D15])/[.F15]*100" office:value-type="float" office:value="0.00999855609172611" calcext:value-type="float">
            <text:p>0.01</text:p>
          </table:table-cell>
          <table:table-cell table:style-name="ce11" office:value-type="float" office:value="469.53" calcext:value-type="float">
            <text:p>469.53</text:p>
          </table:table-cell>
          <table:table-cell table:style-name="ce13" office:value-type="float" office:value="268511" calcext:value-type="float">
            <text:p>268,511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NOSOL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5" office:value-type="float" office:value="391.2" calcext:value-type="float">
            <text:p>391.2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8" office:value-type="float" office:value="371.41041504" calcext:value-type="float">
            <text:p>371.41</text:p>
          </table:table-cell>
          <table:table-cell table:style-name="ce18" office:value-type="float" office:value="402.797" calcext:value-type="float">
            <text:p>402.80</text:p>
          </table:table-cell>
          <table:table-cell table:style-name="ce18" office:value-type="float" office:value="399.0918764" calcext:value-type="float">
            <text:p>399.09</text:p>
          </table:table-cell>
          <table:table-cell table:style-name="ce18" table:formula="of:=([.F16]-[.D16])/[.F16]*100" office:value-type="float" office:value="6.93611245853964" calcext:value-type="float">
            <text:p>6.94</text:p>
          </table:table-cell>
          <table:table-cell table:style-name="ce11" office:value-type="float" office:value="7200" calcext:value-type="float">
            <text:p>7200.00</text:p>
          </table:table-cell>
          <table:table-cell table:style-name="ce13" office:value-type="float" office:value="1865152" calcext:value-type="float">
            <text:p>1,865,152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NOSOL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B4</text:p>
          </table:table-cell>
          <table:table-cell table:style-name="ce7" office:value-type="float" office:value="330.4" calcext:value-type="float">
            <text:p>330.4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411.25473157" calcext:value-type="float">
            <text:p>411.25</text:p>
          </table:table-cell>
          <table:table-cell table:style-name="ce18" office:value-type="float" office:value="432.158" calcext:value-type="float">
            <text:p>432.16</text:p>
          </table:table-cell>
          <table:table-cell table:style-name="ce18" office:value-type="float" office:value="411.29577673" calcext:value-type="float">
            <text:p>411.30</text:p>
          </table:table-cell>
          <table:table-cell table:style-name="ce18" table:formula="of:=([.F17]-[.D17])/[.F17]*100" office:value-type="float" office:value="0.00997947519090494" calcext:value-type="float">
            <text:p>0.01</text:p>
          </table:table-cell>
          <table:table-cell table:style-name="ce11" office:value-type="float" office:value="509.92" calcext:value-type="float">
            <text:p>509.92</text:p>
          </table:table-cell>
          <table:table-cell table:style-name="ce13" office:value-type="float" office:value="220784" calcext:value-type="float">
            <text:p>220,784.00</text:p>
          </table:table-cell>
          <table:table-cell table:style-name="ce11" office:value-type="float" office:value="411.3" calcext:value-type="float">
            <text:p>411.30</text:p>
          </table:table-cell>
          <table:table-cell table:style-name="ce11" office:value-type="float" office:value="384.5608194" calcext:value-type="float">
            <text:p>384.56</text:p>
          </table:table-cell>
          <table:table-cell table:style-name="ce11" office:value-type="float" office:value="2.63780803" calcext:value-type="float">
            <text:p>2.64</text:p>
          </table:table-cell>
          <table:table-cell table:style-name="ce11" office:value-type="float" office:value="384.56" calcext:value-type="float">
            <text:p>384.56</text:p>
          </table:table-cell>
          <table:table-cell table:style-name="ce11" office:value-type="float" office:value="1.28" calcext:value-type="float">
            <text:p>1.2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style-name="ce7" office:value-type="float" office:value="311" calcext:value-type="float">
            <text:p>311.0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363.68555249" calcext:value-type="float">
            <text:p>363.69</text:p>
          </table:table-cell>
          <table:table-cell table:style-name="ce18" office:value-type="float" office:value="380.728" calcext:value-type="float">
            <text:p>380.73</text:p>
          </table:table-cell>
          <table:table-cell table:style-name="ce18" office:value-type="float" office:value="366.33909303" calcext:value-type="float">
            <text:p>366.34</text:p>
          </table:table-cell>
          <table:table-cell table:style-name="ce18" table:formula="of:=([.F18]-[.D18])/[.F18]*100" office:value-type="float" office:value="0.724339987319533" calcext:value-type="float">
            <text:p>0.72</text:p>
          </table:table-cell>
          <table:table-cell table:style-name="ce11" office:value-type="float" office:value="7200" calcext:value-type="float">
            <text:p>7200.00</text:p>
          </table:table-cell>
          <table:table-cell table:style-name="ce13" office:value-type="float" office:value="2044932" calcext:value-type="float">
            <text:p>2,044,932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NOSOL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B6</text:p>
          </table:table-cell>
          <table:table-cell table:style-name="ce7" office:value-type="float" office:value="274.2" calcext:value-type="float">
            <text:p>274.2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372.8130858" calcext:value-type="float">
            <text:p>372.81</text:p>
          </table:table-cell>
          <table:table-cell table:style-name="ce18" office:value-type="float" office:value="472.816" calcext:value-type="float">
            <text:p>472.82</text:p>
          </table:table-cell>
          <table:table-cell table:style-name="ce18" office:value-type="float" office:value="467.33884657" calcext:value-type="float">
            <text:p>467.34</text:p>
          </table:table-cell>
          <table:table-cell table:style-name="ce18" table:formula="of:=([.F19]-[.D19])/[.F19]*100" office:value-type="float" office:value="20.226386371209" calcext:value-type="float">
            <text:p>20.23</text:p>
          </table:table-cell>
          <table:table-cell table:style-name="ce11" office:value-type="float" office:value="7200" calcext:value-type="float">
            <text:p>7200.00</text:p>
          </table:table-cell>
          <table:table-cell table:style-name="ce13" office:value-type="float" office:value="1134634" calcext:value-type="float">
            <text:p>1,134,634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NOSOL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B7</text:p>
          </table:table-cell>
          <table:table-cell table:style-name="ce7" office:value-type="float" office:value="310.6" calcext:value-type="float">
            <text:p>310.6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328.63800617" calcext:value-type="float">
            <text:p>328.64</text:p>
          </table:table-cell>
          <table:table-cell table:style-name="ce18" office:value-type="float" office:value="328.671" calcext:value-type="float">
            <text:p>328.67</text:p>
          </table:table-cell>
          <table:table-cell table:style-name="ce18" office:value-type="float" office:value="328.67077267" calcext:value-type="float">
            <text:p>328.67</text:p>
          </table:table-cell>
          <table:table-cell table:style-name="ce18" table:formula="of:=([.F20]-[.D20])/[.F20]*100" office:value-type="float" office:value="0.00996939877977394" calcext:value-type="float">
            <text:p>0.01</text:p>
          </table:table-cell>
          <table:table-cell table:style-name="ce11" office:value-type="float" office:value="598.71" calcext:value-type="float">
            <text:p>598.71</text:p>
          </table:table-cell>
          <table:table-cell table:style-name="ce13" office:value-type="float" office:value="170681" calcext:value-type="float">
            <text:p>170,681.00</text:p>
          </table:table-cell>
          <table:table-cell table:style-name="ce11" office:value-type="float" office:value="328.7" calcext:value-type="float">
            <text:p>328.70</text:p>
          </table:table-cell>
          <table:table-cell table:style-name="ce11" office:value-type="float" office:value="273.231138333333" calcext:value-type="float">
            <text:p>273.23</text:p>
          </table:table-cell>
          <table:table-cell table:style-name="ce11" office:value-type="float" office:value="2.378017147" calcext:value-type="float">
            <text:p>2.38</text:p>
          </table:table-cell>
          <table:table-cell table:style-name="ce11" office:value-type="float" office:value="273.23" calcext:value-type="float">
            <text:p>273.23</text:p>
          </table:table-cell>
          <table:table-cell table:style-name="ce11" office:value-type="float" office:value="1.04" calcext:value-type="float">
            <text:p>1.0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B8</text:p>
          </table:table-cell>
          <table:table-cell table:style-name="ce7" office:value-type="float" office:value="332.4" calcext:value-type="float">
            <text:p>332.4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357.64810966" calcext:value-type="float">
            <text:p>357.65</text:p>
          </table:table-cell>
          <table:table-cell table:style-name="ce18" office:value-type="float" office:value="359.695" calcext:value-type="float">
            <text:p>359.70</text:p>
          </table:table-cell>
          <table:table-cell table:style-name="ce18" office:value-type="float" office:value="357.68369787" calcext:value-type="float">
            <text:p>357.68</text:p>
          </table:table-cell>
          <table:table-cell table:style-name="ce18" table:formula="of:=([.F21]-[.D21])/[.F21]*100" office:value-type="float" office:value="0.0099496315353318" calcext:value-type="float">
            <text:p>0.01</text:p>
          </table:table-cell>
          <table:table-cell table:style-name="ce11" office:value-type="float" office:value="533.66" calcext:value-type="float">
            <text:p>533.66</text:p>
          </table:table-cell>
          <table:table-cell table:style-name="ce13" office:value-type="float" office:value="228650" calcext:value-type="float">
            <text:p>228,650.00</text:p>
          </table:table-cell>
          <table:table-cell table:style-name="ce11" office:value-type="float" office:value="357.7" calcext:value-type="float">
            <text:p>357.70</text:p>
          </table:table-cell>
          <table:table-cell table:style-name="ce11" office:value-type="float" office:value="314.206716766667" calcext:value-type="float">
            <text:p>314.21</text:p>
          </table:table-cell>
          <table:table-cell table:style-name="ce11" office:value-type="float" office:value="2.64139887" calcext:value-type="float">
            <text:p>2.64</text:p>
          </table:table-cell>
          <table:table-cell table:style-name="ce11" office:value-type="float" office:value="314.21" calcext:value-type="float">
            <text:p>314.21</text:p>
          </table:table-cell>
          <table:table-cell table:style-name="ce11" office:value-type="float" office:value="1.3" calcext:value-type="float">
            <text:p>1.3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B9</text:p>
          </table:table-cell>
          <table:table-cell table:style-name="ce7" office:value-type="float" office:value="293.7" calcext:value-type="float">
            <text:p>293.7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336.90339068" calcext:value-type="float">
            <text:p>336.90</text:p>
          </table:table-cell>
          <table:table-cell table:style-name="ce18" office:value-type="float" office:value="404.112" calcext:value-type="float">
            <text:p>404.11</text:p>
          </table:table-cell>
          <table:table-cell table:style-name="ce18" office:value-type="float" office:value="402.67063677" calcext:value-type="float">
            <text:p>402.67</text:p>
          </table:table-cell>
          <table:table-cell table:style-name="ce18" table:formula="of:=([.F22]-[.D22])/[.F22]*100" office:value-type="float" office:value="16.3327643201273" calcext:value-type="float">
            <text:p>16.33</text:p>
          </table:table-cell>
          <table:table-cell table:style-name="ce11" office:value-type="float" office:value="7200" calcext:value-type="float">
            <text:p>7200.00</text:p>
          </table:table-cell>
          <table:table-cell table:style-name="ce13" office:value-type="float" office:value="748709" calcext:value-type="float">
            <text:p>748,709.00</text:p>
          </table:table-cell>
          <table:table-cell table:style-name="ce11" office:value-type="float" office:value="402.7" calcext:value-type="float">
            <text:p>402.70</text:p>
          </table:table-cell>
          <table:table-cell table:style-name="ce11" office:value-type="float" office:value="332.798269966667" calcext:value-type="float">
            <text:p>332.80</text:p>
          </table:table-cell>
          <table:table-cell table:style-name="ce11" office:value-type="float" office:value="14.590698104" calcext:value-type="float">
            <text:p>14.59</text:p>
          </table:table-cell>
          <table:table-cell table:style-name="ce11" office:value-type="float" office:value="332.23" calcext:value-type="float">
            <text:p>332.23</text:p>
          </table:table-cell>
          <table:table-cell table:style-name="ce11" office:value-type="float" office:value="5.5" calcext:value-type="float">
            <text:p>5.50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B10</text:p>
          </table:table-cell>
          <table:table-cell table:style-name="ce7" office:value-type="float" office:value="381" calcext:value-type="float">
            <text:p>381.0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413.651148" calcext:value-type="float">
            <text:p>413.65</text:p>
          </table:table-cell>
          <table:table-cell table:style-name="ce18" office:value-type="float" office:value="469.584" calcext:value-type="float">
            <text:p>469.58</text:p>
          </table:table-cell>
          <table:table-cell table:style-name="ce18" office:value-type="float" office:value="469.583817" calcext:value-type="float">
            <text:p>469.58</text:p>
          </table:table-cell>
          <table:table-cell table:style-name="ce18" table:formula="of:=([.F23]-[.D23])/[.F23]*100" office:value-type="float" office:value="11.9111151140884" calcext:value-type="float">
            <text:p>11.91</text:p>
          </table:table-cell>
          <table:table-cell table:style-name="ce11" office:value-type="float" office:value="7200" calcext:value-type="float">
            <text:p>7200.00</text:p>
          </table:table-cell>
          <table:table-cell table:style-name="ce13" office:value-type="float" office:value="1458151" calcext:value-type="float">
            <text:p>1,458,151.00</text:p>
          </table:table-cell>
          <table:table-cell table:style-name="ce11" office:value-type="float" office:value="462.7" calcext:value-type="float">
            <text:p>462.70</text:p>
          </table:table-cell>
          <table:table-cell table:style-name="ce11" office:value-type="float" office:value="388.775825333333" calcext:value-type="float">
            <text:p>388.78</text:p>
          </table:table-cell>
          <table:table-cell table:style-name="ce11" office:value-type="float" office:value="14.577441052" calcext:value-type="float">
            <text:p>14.58</text:p>
          </table:table-cell>
          <table:table-cell table:style-name="ce11" office:value-type="float" office:value="388.78" calcext:value-type="float">
            <text:p>388.78</text:p>
          </table:table-cell>
          <table:table-cell table:style-name="ce11" office:value-type="float" office:value="13.2" calcext:value-type="float">
            <text:p>13.2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8" table:formula="of:=AVERAGE([.B14:.B23])" office:value-type="float" office:value="343.11" calcext:value-type="float">
            <text:p>343.1</text:p>
          </table:table-cell>
          <table:table-cell table:style-name="ce14" office:value-type="float" office:value="52987.5" calcext:value-type="float">
            <text:p>52,987.50</text:p>
          </table:table-cell>
          <table:table-cell table:style-name="ce17" table:formula="of:=AVERAGE([.D14:.D23])" office:value-type="float" office:value="386.005964602" calcext:value-type="float">
            <text:p>386.01</text:p>
          </table:table-cell>
          <table:table-cell table:style-name="ce19" office:value-type="float" office:value="416.2775" calcext:value-type="float">
            <text:p>416.28</text:p>
          </table:table-cell>
          <table:table-cell table:style-name="ce19" office:value-type="float" office:value="410.682012747" calcext:value-type="float">
            <text:p>410.68</text:p>
          </table:table-cell>
          <table:table-cell table:style-name="ce19" table:formula="of:=AVERAGE([.G14:.G23])" office:value-type="float" office:value="5.61806144095032" calcext:value-type="float">
            <text:p>5.62</text:p>
          </table:table-cell>
          <table:table-cell table:style-name="ce12" table:formula="of:=AVERAGE([.H14:.H23])" office:value-type="float" office:value="4408.212" calcext:value-type="float">
            <text:p>4408.21</text:p>
          </table:table-cell>
          <table:table-cell table:style-name="ce14" table:formula="of:=AVERAGE([.I14:.I23])" office:value-type="float" office:value="1129012.5" calcext:value-type="float">
            <text:p>1,129,012.50</text:p>
          </table:table-cell>
          <table:table-cell table:style-name="ce12" table:formula="of:=AVERAGE([.J23];[.J22];[.J21];[.J20];[.J17];[.J14])" office:value-type="float" office:value="398.533333333333" calcext:value-type="float">
            <text:p>398.53</text:p>
          </table:table-cell>
          <table:table-cell table:style-name="ce12" table:formula="of:=AVERAGE([.K23];[.K22];[.K21];[.K20];[.K17];[.K14])" office:value-type="float" office:value="345.01799505" calcext:value-type="float">
            <text:p>345.02</text:p>
          </table:table-cell>
          <table:table-cell table:style-name="ce12" table:formula="of:=AVERAGE([.L23];[.L22];[.L21];[.L20];[.L17];[.L14])" office:value-type="float" office:value="6.8877071795" calcext:value-type="float">
            <text:p>6.89</text:p>
          </table:table-cell>
          <table:table-cell table:style-name="ce12" table:formula="of:=AVERAGE([.M23];[.M22];[.M21];[.M20];[.M17];[.M14])" office:value-type="float" office:value="344.925" calcext:value-type="float">
            <text:p>344.93</text:p>
          </table:table-cell>
          <table:table-cell table:style-name="ce12" table:formula="of:=AVERAGE([.N23];[.N22];[.N21];[.N20];[.N17];[.N14])" office:value-type="float" office:value="4.24666666666667" calcext:value-type="float">
            <text:p>4.25</text:p>
          </table:table-cell>
          <table:table-cell table:style-name="ce12" table:formula="of:=AVERAGE([.O23];[.O22];[.O21];[.O20];[.O17];[.O14])" office:value-type="float" office:value="1.33333333333333" calcext:value-type="float">
            <text:p>1.33</text:p>
          </table:table-cell>
          <table:table-cell table:style-name="ce23"/>
          <table:table-cell table:number-columns-repeated="3"/>
          <table:table-cell table:style-name="Default"/>
          <table:table-cell table:style-name="ce23" table:number-columns-repeated="2"/>
          <table:table-cell/>
          <table:table-cell table:style-name="ce23" table:number-columns-repeated="1001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7" office:value-type="float" office:value="401.1" calcext:value-type="float">
            <text:p>401.1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477.27206226" calcext:value-type="float">
            <text:p>477.27</text:p>
          </table:table-cell>
          <table:table-cell table:style-name="ce18" office:value-type="float" office:value="965.154" calcext:value-type="float">
            <text:p>965.15</text:p>
          </table:table-cell>
          <table:table-cell table:style-name="ce18" office:value-type="float" office:value="951.03613086" calcext:value-type="float">
            <text:p>951.04</text:p>
          </table:table-cell>
          <table:table-cell table:style-name="ce18" table:formula="of:=([.F25]-[.D25])/[.F25]*100" office:value-type="float" office:value="49.8155699060125" calcext:value-type="float">
            <text:p>49.82</text:p>
          </table:table-cell>
          <table:table-cell table:style-name="ce11" office:value-type="float" office:value="7200.01" calcext:value-type="float">
            <text:p>7200.01</text:p>
          </table:table-cell>
          <table:table-cell table:style-name="ce13" office:value-type="float" office:value="24016" calcext:value-type="float">
            <text:p>24,016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NOSOL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7" office:value-type="float" office:value="314.9" calcext:value-type="float">
            <text:p>314.9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8" office:value-type="float" office:value="377.4378981" calcext:value-type="float">
            <text:p>377.44</text:p>
          </table:table-cell>
          <table:table-cell table:style-name="ce18" office:value-type="float" office:value="584.301" calcext:value-type="float">
            <text:p>584.30</text:p>
          </table:table-cell>
          <table:table-cell table:style-name="ce18" office:value-type="float" office:value="577.85348083" calcext:value-type="float">
            <text:p>577.85</text:p>
          </table:table-cell>
          <table:table-cell table:style-name="ce18" table:formula="of:=([.F26]-[.D26])/[.F26]*100" office:value-type="float" office:value="34.6827681027608" calcext:value-type="float">
            <text:p>34.68</text:p>
          </table:table-cell>
          <table:table-cell table:style-name="ce11" office:value-type="float" office:value="7200" calcext:value-type="float">
            <text:p>7200.00</text:p>
          </table:table-cell>
          <table:table-cell table:style-name="ce13" office:value-type="float" office:value="46361" calcext:value-type="float">
            <text:p>46,361.00</text:p>
          </table:table-cell>
          <table:table-cell table:style-name="ce11" office:value-type="float" office:value="577.9" calcext:value-type="float">
            <text:p>577.90</text:p>
          </table:table-cell>
          <table:table-cell table:style-name="ce16" office:value-type="float" office:value="528.496649066667" calcext:value-type="float">
            <text:p>528.50</text:p>
          </table:table-cell>
          <table:table-cell table:style-name="ce11" office:value-type="float" office:value="177.699845568" calcext:value-type="float">
            <text:p>177.70</text:p>
          </table:table-cell>
          <table:table-cell table:style-name="ce11" office:value-type="float" office:value="528.5" calcext:value-type="float">
            <text:p>528.50</text:p>
          </table:table-cell>
          <table:table-cell table:style-name="ce11" office:value-type="float" office:value="175.68" calcext:value-type="float">
            <text:p>175.6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7" office:value-type="float" office:value="323.5" calcext:value-type="float">
            <text:p>323.5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8" office:value-type="float" office:value="396.38189919" calcext:value-type="float">
            <text:p>396.38</text:p>
          </table:table-cell>
          <table:table-cell table:style-name="ce18" office:value-type="float" office:value="559.885" calcext:value-type="float">
            <text:p>559.89</text:p>
          </table:table-cell>
          <table:table-cell table:style-name="ce18" office:value-type="float" office:value="559.01309627" calcext:value-type="float">
            <text:p>559.01</text:p>
          </table:table-cell>
          <table:table-cell table:style-name="ce18" table:formula="of:=([.F27]-[.D27])/[.F27]*100" office:value-type="float" office:value="29.0925558211699" calcext:value-type="float">
            <text:p>29.09</text:p>
          </table:table-cell>
          <table:table-cell table:style-name="ce11" office:value-type="float" office:value="7200" calcext:value-type="float">
            <text:p>7200.00</text:p>
          </table:table-cell>
          <table:table-cell table:style-name="ce13" office:value-type="float" office:value="44907" calcext:value-type="float">
            <text:p>44,907.00</text:p>
          </table:table-cell>
          <table:table-cell table:style-name="ce11" office:value-type="float" office:value="548.8" calcext:value-type="float">
            <text:p>548.80</text:p>
          </table:table-cell>
          <table:table-cell table:style-name="ce16" office:value-type="float" office:value="466.468204766667" calcext:value-type="float">
            <text:p>466.47</text:p>
          </table:table-cell>
          <table:table-cell table:style-name="ce11" office:value-type="float" office:value="82.160086557" calcext:value-type="float">
            <text:p>82.16</text:p>
          </table:table-cell>
          <table:table-cell table:style-name="ce11" office:value-type="float" office:value="466.47" calcext:value-type="float">
            <text:p>466.47</text:p>
          </table:table-cell>
          <table:table-cell table:style-name="ce11" office:value-type="float" office:value="80.3" calcext:value-type="float">
            <text:p>80.3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7" office:value-type="float" office:value="329.4" calcext:value-type="float">
            <text:p>329.4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367.39786059" calcext:value-type="float">
            <text:p>367.40</text:p>
          </table:table-cell>
          <table:table-cell table:style-name="ce18" office:value-type="float" office:value="537.166" calcext:value-type="float">
            <text:p>537.17</text:p>
          </table:table-cell>
          <table:table-cell table:style-name="ce18" office:value-type="float" office:value="513.3087635" calcext:value-type="float">
            <text:p>513.31</text:p>
          </table:table-cell>
          <table:table-cell table:style-name="ce18" table:formula="of:=([.F28]-[.D28])/[.F28]*100" office:value-type="float" office:value="28.4255624071378" calcext:value-type="float">
            <text:p>28.43</text:p>
          </table:table-cell>
          <table:table-cell table:style-name="ce11" office:value-type="float" office:value="7200" calcext:value-type="float">
            <text:p>7200.00</text:p>
          </table:table-cell>
          <table:table-cell table:style-name="ce13" office:value-type="float" office:value="47961" calcext:value-type="float">
            <text:p>47,961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NOSOL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7" office:value-type="float" office:value="404.2" calcext:value-type="float">
            <text:p>404.2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496.86659594" calcext:value-type="float">
            <text:p>496.87</text:p>
          </table:table-cell>
          <table:table-cell table:style-name="ce18" office:value-type="float" office:value="692.16" calcext:value-type="float">
            <text:p>692.16</text:p>
          </table:table-cell>
          <table:table-cell table:style-name="ce18" office:value-type="float" office:value="667.92693476" calcext:value-type="float">
            <text:p>667.93</text:p>
          </table:table-cell>
          <table:table-cell table:style-name="ce18" table:formula="of:=([.F29]-[.D29])/[.F29]*100" office:value-type="float" office:value="25.6106364211028" calcext:value-type="float">
            <text:p>25.61</text:p>
          </table:table-cell>
          <table:table-cell table:style-name="ce11" office:value-type="float" office:value="7200.01" calcext:value-type="float">
            <text:p>7200.01</text:p>
          </table:table-cell>
          <table:table-cell table:style-name="ce13" office:value-type="float" office:value="43036" calcext:value-type="float">
            <text:p>43,036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NOSOL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7" office:value-type="float" office:value="308.2" calcext:value-type="float">
            <text:p>308.2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366.1347805" calcext:value-type="float">
            <text:p>366.13</text:p>
          </table:table-cell>
          <table:table-cell table:style-name="ce18" office:value-type="float" office:value="843.728" calcext:value-type="float">
            <text:p>843.73</text:p>
          </table:table-cell>
          <table:table-cell table:style-name="ce18" office:value-type="float" office:value="838.92037847" calcext:value-type="float">
            <text:p>838.92</text:p>
          </table:table-cell>
          <table:table-cell table:style-name="ce18" table:formula="of:=([.F30]-[.D30])/[.F30]*100" office:value-type="float" office:value="56.3564326369391" calcext:value-type="float">
            <text:p>56.36</text:p>
          </table:table-cell>
          <table:table-cell table:style-name="ce11" office:value-type="float" office:value="7200.01" calcext:value-type="float">
            <text:p>7200.01</text:p>
          </table:table-cell>
          <table:table-cell table:style-name="ce13" office:value-type="float" office:value="59725" calcext:value-type="float">
            <text:p>59,725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NOSOL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7" office:value-type="float" office:value="315.7" calcext:value-type="float">
            <text:p>315.7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365.24553913" calcext:value-type="float">
            <text:p>365.25</text:p>
          </table:table-cell>
          <table:table-cell table:style-name="ce18" office:value-type="float" office:value="538.448" calcext:value-type="float">
            <text:p>538.45</text:p>
          </table:table-cell>
          <table:table-cell table:style-name="ce18" office:value-type="float" office:value="525.6546009" calcext:value-type="float">
            <text:p>525.65</text:p>
          </table:table-cell>
          <table:table-cell table:style-name="ce18" table:formula="of:=([.F31]-[.D31])/[.F31]*100" office:value-type="float" office:value="30.5160577868729" calcext:value-type="float">
            <text:p>30.52</text:p>
          </table:table-cell>
          <table:table-cell table:style-name="ce11" office:value-type="float" office:value="7200.01" calcext:value-type="float">
            <text:p>7200.01</text:p>
          </table:table-cell>
          <table:table-cell table:style-name="ce13" office:value-type="float" office:value="26149" calcext:value-type="float">
            <text:p>26,149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NOSOL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7" office:value-type="float" office:value="336.3" calcext:value-type="float">
            <text:p>336.3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8" office:value-type="float" office:value="377.05047231" calcext:value-type="float">
            <text:p>377.05</text:p>
          </table:table-cell>
          <table:table-cell table:style-name="ce18" office:value-type="float" office:value="480.989" calcext:value-type="float">
            <text:p>480.99</text:p>
          </table:table-cell>
          <table:table-cell table:style-name="ce18" office:value-type="float" office:value="473.0550855" calcext:value-type="float">
            <text:p>473.06</text:p>
          </table:table-cell>
          <table:table-cell table:style-name="ce18" table:formula="of:=([.F32]-[.D32])/[.F32]*100" office:value-type="float" office:value="20.2945948860326" calcext:value-type="float">
            <text:p>20.29</text:p>
          </table:table-cell>
          <table:table-cell table:style-name="ce11" office:value-type="float" office:value="7200.01" calcext:value-type="float">
            <text:p>7200.01</text:p>
          </table:table-cell>
          <table:table-cell table:style-name="ce13" office:value-type="float" office:value="82757" calcext:value-type="float">
            <text:p>82,757.00</text:p>
          </table:table-cell>
          <table:table-cell table:style-name="ce11" office:value-type="float" office:value="471" calcext:value-type="float">
            <text:p>471.00</text:p>
          </table:table-cell>
          <table:table-cell table:style-name="ce16" office:value-type="float" office:value="402.532691166667" calcext:value-type="float">
            <text:p>402.53</text:p>
          </table:table-cell>
          <table:table-cell table:style-name="ce11" office:value-type="float" office:value="99.249017138" calcext:value-type="float">
            <text:p>99.25</text:p>
          </table:table-cell>
          <table:table-cell table:style-name="ce11" office:value-type="float" office:value="402.53" calcext:value-type="float">
            <text:p>402.53</text:p>
          </table:table-cell>
          <table:table-cell table:style-name="ce11" office:value-type="float" office:value="97.33" calcext:value-type="float">
            <text:p>97.33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C9</text:p>
          </table:table-cell>
          <table:table-cell table:style-name="ce7" office:value-type="float" office:value="306.5" calcext:value-type="float">
            <text:p>306.5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8" office:value-type="float" office:value="361.54620712" calcext:value-type="float">
            <text:p>361.55</text:p>
          </table:table-cell>
          <table:table-cell table:style-name="ce18" office:value-type="float" office:value="545.224" calcext:value-type="float">
            <text:p>545.22</text:p>
          </table:table-cell>
          <table:table-cell table:style-name="ce18" office:value-type="float" office:value="542.46274867" calcext:value-type="float">
            <text:p>542.46</text:p>
          </table:table-cell>
          <table:table-cell table:style-name="ce18" table:formula="of:=([.F33]-[.D33])/[.F33]*100" office:value-type="float" office:value="33.350961332104" calcext:value-type="float">
            <text:p>33.35</text:p>
          </table:table-cell>
          <table:table-cell table:style-name="ce11" office:value-type="float" office:value="7200" calcext:value-type="float">
            <text:p>7200.00</text:p>
          </table:table-cell>
          <table:table-cell table:style-name="ce13" office:value-type="float" office:value="44903" calcext:value-type="float">
            <text:p>44,903.00</text:p>
          </table:table-cell>
          <table:table-cell table:style-name="ce11" office:value-type="float" office:value="533.9" calcext:value-type="float">
            <text:p>533.90</text:p>
          </table:table-cell>
          <table:table-cell table:style-name="ce16" office:value-type="float" office:value="470.871591666667" calcext:value-type="float">
            <text:p>470.87</text:p>
          </table:table-cell>
          <table:table-cell table:style-name="ce11" office:value-type="float" office:value="273.951640246" calcext:value-type="float">
            <text:p>273.95</text:p>
          </table:table-cell>
          <table:table-cell table:style-name="ce11" office:value-type="float" office:value="465.96" calcext:value-type="float">
            <text:p>465.96</text:p>
          </table:table-cell>
          <table:table-cell table:style-name="ce11" office:value-type="float" office:value="233.42" calcext:value-type="float">
            <text:p>233.4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C10</text:p>
          </table:table-cell>
          <table:table-cell table:style-name="ce7" office:value-type="float" office:value="386.4" calcext:value-type="float">
            <text:p>386.4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449.82964287" calcext:value-type="float">
            <text:p>449.83</text:p>
          </table:table-cell>
          <table:table-cell table:style-name="ce18" office:value-type="float" office:value="619.424" calcext:value-type="float">
            <text:p>619.42</text:p>
          </table:table-cell>
          <table:table-cell table:style-name="ce18" office:value-type="float" office:value="601.47120937" calcext:value-type="float">
            <text:p>601.47</text:p>
          </table:table-cell>
          <table:table-cell table:style-name="ce18" table:formula="of:=([.F34]-[.D34])/[.F34]*100" office:value-type="float" office:value="25.2117747512527" calcext:value-type="float">
            <text:p>25.21</text:p>
          </table:table-cell>
          <table:table-cell table:style-name="ce11" office:value-type="float" office:value="7200" calcext:value-type="float">
            <text:p>7200.00</text:p>
          </table:table-cell>
          <table:table-cell table:style-name="ce13" office:value-type="float" office:value="64989" calcext:value-type="float">
            <text:p>64,989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NOSOL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8" table:formula="of:=AVERAGE([.B25:.B34])" office:value-type="float" office:value="342.62" calcext:value-type="float">
            <text:p>342.6</text:p>
          </table:table-cell>
          <table:table-cell table:style-name="ce14" office:value-type="float" office:value="52987.5" calcext:value-type="float">
            <text:p>52,987.50</text:p>
          </table:table-cell>
          <table:table-cell table:style-name="ce19" table:formula="of:=AVERAGE([.D25:.D34])" office:value-type="float" office:value="403.516295801" calcext:value-type="float">
            <text:p>403.52</text:p>
          </table:table-cell>
          <table:table-cell table:style-name="ce19" office:value-type="float" office:value="636.6479" calcext:value-type="float">
            <text:p>636.65</text:p>
          </table:table-cell>
          <table:table-cell table:style-name="ce19" office:value-type="float" office:value="625.070242913" calcext:value-type="float">
            <text:p>625.07</text:p>
          </table:table-cell>
          <table:table-cell table:style-name="ce19" table:formula="of:=AVERAGE([.G25:.G34])" office:value-type="float" office:value="33.3356914051385" calcext:value-type="float">
            <text:p>33.34</text:p>
          </table:table-cell>
          <table:table-cell table:style-name="ce12" table:formula="of:=AVERAGE([.H25:.H34])" office:value-type="float" office:value="7200.005" calcext:value-type="float">
            <text:p>7200.01</text:p>
          </table:table-cell>
          <table:table-cell table:style-name="ce14" table:formula="of:=AVERAGE([.I25:.I34])" office:value-type="float" office:value="48480.4" calcext:value-type="float">
            <text:p>48,480.40</text:p>
          </table:table-cell>
          <table:table-cell table:style-name="ce19" table:formula="of:=AVERAGE([.J33];[.J32];[.J27];[.J26])" office:value-type="float" office:value="532.9" calcext:value-type="float">
            <text:p>532.90</text:p>
          </table:table-cell>
          <table:table-cell table:style-name="ce17" table:formula="of:=AVERAGE([.K33];[.K32];[.K27];[.K26])" office:value-type="float" office:value="467.092284166667" calcext:value-type="float">
            <text:p>467.09</text:p>
          </table:table-cell>
          <table:table-cell table:style-name="ce12" table:formula="of:=AVERAGE([.L33];[.L32];[.L27];[.L26])" office:value-type="float" office:value="158.26514737725" calcext:value-type="float">
            <text:p>158.27</text:p>
          </table:table-cell>
          <table:table-cell table:style-name="ce12" table:formula="of:=AVERAGE([.M33];[.M32];[.M27];[.M26])" office:value-type="float" office:value="465.865" calcext:value-type="float">
            <text:p>465.87</text:p>
          </table:table-cell>
          <table:table-cell table:style-name="ce12" table:formula="of:=AVERAGE([.N33];[.N32];[.N27];[.N26])" office:value-type="float" office:value="146.6825" calcext:value-type="float">
            <text:p>146.68</text:p>
          </table:table-cell>
          <table:table-cell table:style-name="ce12" table:formula="of:=AVERAGE([.O33];[.O32];[.O27];[.O26])" office:value-type="float" office:value="1.5" calcext:value-type="float">
            <text:p>1.50</text:p>
          </table:table-cell>
          <table:table-cell table:style-name="ce23"/>
          <table:table-cell table:number-columns-repeated="3"/>
          <table:table-cell table:style-name="Default"/>
          <table:table-cell table:style-name="ce23" table:number-columns-repeated="2"/>
          <table:table-cell/>
          <table:table-cell table:style-name="ce23" table:number-columns-repeated="1001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7" office:value-type="float" office:value="456.7" calcext:value-type="float">
            <text:p>456.7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514.36360934" calcext:value-type="float">
            <text:p>514.36</text:p>
          </table:table-cell>
          <table:table-cell table:style-name="ce18" office:value-type="float" office:value="1199.47" calcext:value-type="float">
            <text:p>1199.47</text:p>
          </table:table-cell>
          <table:table-cell table:style-name="ce18" office:value-type="float" office:value="1199.4723149" calcext:value-type="float">
            <text:p>1199.47</text:p>
          </table:table-cell>
          <table:table-cell table:style-name="ce18" table:formula="of:=([.F36]-[.D36])/[.F36]*100" office:value-type="float" office:value="57.1175088453057" calcext:value-type="float">
            <text:p>57.12</text:p>
          </table:table-cell>
          <table:table-cell table:style-name="ce11" office:value-type="float" office:value="7200.04" calcext:value-type="float">
            <text:p>7200.04</text:p>
          </table:table-cell>
          <table:table-cell table:style-name="ce13" office:value-type="float" office:value="6223" calcext:value-type="float">
            <text:p>6,223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NOSOL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7" office:value-type="float" office:value="336.8" calcext:value-type="float">
            <text:p>336.8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8" office:value-type="float" office:value="386.01953443" calcext:value-type="float">
            <text:p>386.02</text:p>
          </table:table-cell>
          <table:table-cell table:style-name="ce18" office:value-type="float" office:value="706.771" calcext:value-type="float">
            <text:p>706.77</text:p>
          </table:table-cell>
          <table:table-cell table:style-name="ce18" office:value-type="float" office:value="693.942978" calcext:value-type="float">
            <text:p>693.94</text:p>
          </table:table-cell>
          <table:table-cell table:style-name="ce18" table:formula="of:=([.F37]-[.D37])/[.F37]*100" office:value-type="float" office:value="44.3730181487621" calcext:value-type="float">
            <text:p>44.37</text:p>
          </table:table-cell>
          <table:table-cell table:style-name="ce11" office:value-type="float" office:value="7200.01" calcext:value-type="float">
            <text:p>7200.01</text:p>
          </table:table-cell>
          <table:table-cell table:style-name="ce13" office:value-type="float" office:value="19698" calcext:value-type="float">
            <text:p>19,698.00</text:p>
          </table:table-cell>
          <table:table-cell table:style-name="ce11" office:value-type="float" office:value="685.9" calcext:value-type="float">
            <text:p>685.90</text:p>
          </table:table-cell>
          <table:table-cell table:style-name="ce16" office:value-type="float" office:value="556.9352749" calcext:value-type="float">
            <text:p>556.94</text:p>
          </table:table-cell>
          <table:table-cell table:style-name="ce11" office:value-type="float" office:value="319.531442202" calcext:value-type="float">
            <text:p>319.53</text:p>
          </table:table-cell>
          <table:table-cell table:style-name="ce11" office:value-type="float" office:value="556.92" calcext:value-type="float">
            <text:p>556.92</text:p>
          </table:table-cell>
          <table:table-cell table:style-name="ce11" office:value-type="float" office:value="186.83" calcext:value-type="float">
            <text:p>186.83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7" office:value-type="float" office:value="355.7" calcext:value-type="float">
            <text:p>355.7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8" office:value-type="float" office:value="379.51141238" calcext:value-type="float">
            <text:p>379.51</text:p>
          </table:table-cell>
          <table:table-cell table:style-name="ce18" office:value-type="float" office:value="650.255" calcext:value-type="float">
            <text:p>650.26</text:p>
          </table:table-cell>
          <table:table-cell table:style-name="ce18" office:value-type="float" office:value="650.25526063" calcext:value-type="float">
            <text:p>650.26</text:p>
          </table:table-cell>
          <table:table-cell table:style-name="ce18" table:formula="of:=([.F38]-[.D38])/[.F38]*100" office:value-type="float" office:value="41.6365486974592" calcext:value-type="float">
            <text:p>41.64</text:p>
          </table:table-cell>
          <table:table-cell table:style-name="ce11" office:value-type="float" office:value="7200.01" calcext:value-type="float">
            <text:p>7200.01</text:p>
          </table:table-cell>
          <table:table-cell table:style-name="ce13" office:value-type="float" office:value="1386" calcext:value-type="float">
            <text:p>1,386.00</text:p>
          </table:table-cell>
          <table:table-cell table:style-name="ce11" office:value-type="float" office:value="635.7" calcext:value-type="float">
            <text:p>635.70</text:p>
          </table:table-cell>
          <table:table-cell table:style-name="ce16" office:value-type="float" office:value="526.578339266667" calcext:value-type="float">
            <text:p>526.58</text:p>
          </table:table-cell>
          <table:table-cell table:style-name="ce11" office:value-type="float" office:value="366.099677107" calcext:value-type="float">
            <text:p>366.10</text:p>
          </table:table-cell>
          <table:table-cell table:style-name="ce11" office:value-type="float" office:value="525.22" calcext:value-type="float">
            <text:p>525.22</text:p>
          </table:table-cell>
          <table:table-cell table:style-name="ce11" office:value-type="float" office:value="192.02" calcext:value-type="float">
            <text:p>192.0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7" office:value-type="float" office:value="379.9" calcext:value-type="float">
            <text:p>379.9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408.45811659" calcext:value-type="float">
            <text:p>408.46</text:p>
          </table:table-cell>
          <table:table-cell table:style-name="ce18" office:value-type="float" office:value="822.789" calcext:value-type="float">
            <text:p>822.79</text:p>
          </table:table-cell>
          <table:table-cell table:style-name="ce18" office:value-type="float" office:value="822.7889991" calcext:value-type="float">
            <text:p>822.79</text:p>
          </table:table-cell>
          <table:table-cell table:style-name="ce18" table:formula="of:=([.F39]-[.D39])/[.F39]*100" office:value-type="float" office:value="50.3568816504854" calcext:value-type="float">
            <text:p>50.36</text:p>
          </table:table-cell>
          <table:table-cell table:style-name="ce11" office:value-type="float" office:value="7200" calcext:value-type="float">
            <text:p>7200.00</text:p>
          </table:table-cell>
          <table:table-cell table:style-name="ce13" office:value-type="float" office:value="4927" calcext:value-type="float">
            <text:p>4,927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NOSOL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7" office:value-type="float" office:value="372.2" calcext:value-type="float">
            <text:p>372.2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8" office:value-type="float" office:value="404.25910505" calcext:value-type="float">
            <text:p>404.26</text:p>
          </table:table-cell>
          <table:table-cell table:style-name="ce18" office:value-type="float" office:value="732.495" calcext:value-type="float">
            <text:p>732.50</text:p>
          </table:table-cell>
          <table:table-cell table:style-name="ce18" office:value-type="float" office:value="730.5442489" calcext:value-type="float">
            <text:p>730.54</text:p>
          </table:table-cell>
          <table:table-cell table:style-name="ce18" table:formula="of:=([.F40]-[.D40])/[.F40]*100" office:value-type="float" office:value="44.6632964863246" calcext:value-type="float">
            <text:p>44.66</text:p>
          </table:table-cell>
          <table:table-cell table:style-name="ce11" office:value-type="float" office:value="7200.03" calcext:value-type="float">
            <text:p>7200.03</text:p>
          </table:table-cell>
          <table:table-cell table:style-name="ce13" office:value-type="float" office:value="4644" calcext:value-type="float">
            <text:p>4,644.00</text:p>
          </table:table-cell>
          <table:table-cell table:style-name="ce11" office:value-type="float" office:value="689.4" calcext:value-type="float">
            <text:p>689.40</text:p>
          </table:table-cell>
          <table:table-cell table:style-name="ce16" office:value-type="float" office:value="546.1777026" calcext:value-type="float">
            <text:p>546.18</text:p>
          </table:table-cell>
          <table:table-cell table:style-name="ce11" office:value-type="float" office:value="238.365025281" calcext:value-type="float">
            <text:p>238.37</text:p>
          </table:table-cell>
          <table:table-cell table:style-name="ce11" office:value-type="float" office:value="545.79" calcext:value-type="float">
            <text:p>545.79</text:p>
          </table:table-cell>
          <table:table-cell table:style-name="ce11" office:value-type="float" office:value="198.12" calcext:value-type="float">
            <text:p>198.1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D6</text:p>
          </table:table-cell>
          <table:table-cell table:style-name="ce7" office:value-type="float" office:value="368.8" calcext:value-type="float">
            <text:p>368.8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8" office:value-type="float" office:value="391.80319058" calcext:value-type="float">
            <text:p>391.80</text:p>
          </table:table-cell>
          <table:table-cell table:style-name="ce18" office:value-type="float" office:value="735.38" calcext:value-type="float">
            <text:p>735.38</text:p>
          </table:table-cell>
          <table:table-cell table:style-name="ce18" office:value-type="float" office:value="735.38020753" calcext:value-type="float">
            <text:p>735.38</text:p>
          </table:table-cell>
          <table:table-cell table:style-name="ce18" table:formula="of:=([.F41]-[.D41])/[.F41]*100" office:value-type="float" office:value="46.7210041053469" calcext:value-type="float">
            <text:p>46.72</text:p>
          </table:table-cell>
          <table:table-cell table:style-name="ce11" office:value-type="float" office:value="7200.01" calcext:value-type="float">
            <text:p>7200.01</text:p>
          </table:table-cell>
          <table:table-cell table:style-name="ce13" office:value-type="float" office:value="1213" calcext:value-type="float">
            <text:p>1,213.00</text:p>
          </table:table-cell>
          <table:table-cell table:style-name="ce11" office:value-type="float" office:value="727.6" calcext:value-type="float">
            <text:p>727.60</text:p>
          </table:table-cell>
          <table:table-cell table:style-name="ce16" office:value-type="float" office:value="627.614583333333" calcext:value-type="float">
            <text:p>627.61</text:p>
          </table:table-cell>
          <table:table-cell table:style-name="ce11" office:value-type="float" office:value="578.961379725" calcext:value-type="float">
            <text:p>578.96</text:p>
          </table:table-cell>
          <table:table-cell table:style-name="ce11" office:value-type="float" office:value="623.6" calcext:value-type="float">
            <text:p>623.60</text:p>
          </table:table-cell>
          <table:table-cell table:style-name="ce11" office:value-type="float" office:value="308.67" calcext:value-type="float">
            <text:p>308.67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D7</text:p>
          </table:table-cell>
          <table:table-cell table:style-name="ce7" office:value-type="float" office:value="333.4" calcext:value-type="float">
            <text:p>333.4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8" office:value-type="float" office:value="359.03605247" calcext:value-type="float">
            <text:p>359.04</text:p>
          </table:table-cell>
          <table:table-cell table:style-name="ce18" office:value-type="float" office:value="599.83" calcext:value-type="float">
            <text:p>599.83</text:p>
          </table:table-cell>
          <table:table-cell table:style-name="ce18" office:value-type="float" office:value="599.82958743" calcext:value-type="float">
            <text:p>599.83</text:p>
          </table:table-cell>
          <table:table-cell table:style-name="ce18" table:formula="of:=([.F42]-[.D42])/[.F42]*100" office:value-type="float" office:value="40.1436574663967" calcext:value-type="float">
            <text:p>40.14</text:p>
          </table:table-cell>
          <table:table-cell table:style-name="ce11" office:value-type="float" office:value="7200" calcext:value-type="float">
            <text:p>7200.00</text:p>
          </table:table-cell>
          <table:table-cell table:style-name="ce13" office:value-type="float" office:value="4746" calcext:value-type="float">
            <text:p>4,746.00</text:p>
          </table:table-cell>
          <table:table-cell table:style-name="ce11" office:value-type="float" office:value="590.6" calcext:value-type="float">
            <text:p>590.60</text:p>
          </table:table-cell>
          <table:table-cell table:style-name="ce16" office:value-type="float" office:value="489.8248956" calcext:value-type="float">
            <text:p>489.82</text:p>
          </table:table-cell>
          <table:table-cell table:style-name="ce11" office:value-type="float" office:value="123.468736072" calcext:value-type="float">
            <text:p>123.47</text:p>
          </table:table-cell>
          <table:table-cell table:style-name="ce11" office:value-type="float" office:value="489.82" calcext:value-type="float">
            <text:p>489.82</text:p>
          </table:table-cell>
          <table:table-cell table:style-name="ce11" office:value-type="float" office:value="118.97" calcext:value-type="float">
            <text:p>118.97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D8</text:p>
          </table:table-cell>
          <table:table-cell table:style-name="ce7" office:value-type="float" office:value="373.3" calcext:value-type="float">
            <text:p>373.3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8" office:value-type="float" office:value="406.81008813" calcext:value-type="float">
            <text:p>406.81</text:p>
          </table:table-cell>
          <table:table-cell table:style-name="ce18" office:value-type="float" office:value="661.775" calcext:value-type="float">
            <text:p>661.78</text:p>
          </table:table-cell>
          <table:table-cell table:style-name="ce18" office:value-type="float" office:value="661.77467567" calcext:value-type="float">
            <text:p>661.77</text:p>
          </table:table-cell>
          <table:table-cell table:style-name="ce18" table:formula="of:=([.F43]-[.D43])/[.F43]*100" office:value-type="float" office:value="38.5274016842464" calcext:value-type="float">
            <text:p>38.53</text:p>
          </table:table-cell>
          <table:table-cell table:style-name="ce11" office:value-type="float" office:value="7200" calcext:value-type="float">
            <text:p>7200.00</text:p>
          </table:table-cell>
          <table:table-cell table:style-name="ce13" office:value-type="float" office:value="3660" calcext:value-type="float">
            <text:p>3,660.00</text:p>
          </table:table-cell>
          <table:table-cell table:style-name="ce11" office:value-type="float" office:value="657.8" calcext:value-type="float">
            <text:p>657.80</text:p>
          </table:table-cell>
          <table:table-cell table:style-name="ce16" office:value-type="float" office:value="559.107675233333" calcext:value-type="float">
            <text:p>559.11</text:p>
          </table:table-cell>
          <table:table-cell table:style-name="ce13" office:value-type="float" office:value="2808.930312045" calcext:value-type="float">
            <text:p>2,808.93</text:p>
          </table:table-cell>
          <table:table-cell table:style-name="ce11" office:value-type="float" office:value="557.06" calcext:value-type="float">
            <text:p>557.06</text:p>
          </table:table-cell>
          <table:table-cell table:style-name="ce11" office:value-type="float" office:value="471.72" calcext:value-type="float">
            <text:p>471.72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D9</text:p>
          </table:table-cell>
          <table:table-cell table:style-name="ce7" office:value-type="float" office:value="362.4" calcext:value-type="float">
            <text:p>362.4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8" office:value-type="float" office:value="387.59104434" calcext:value-type="float">
            <text:p>387.59</text:p>
          </table:table-cell>
          <table:table-cell table:style-name="ce18" office:value-type="float" office:value="715.853" calcext:value-type="float">
            <text:p>715.85</text:p>
          </table:table-cell>
          <table:table-cell table:style-name="ce18" office:value-type="float" office:value="715.8531215" calcext:value-type="float">
            <text:p>715.85</text:p>
          </table:table-cell>
          <table:table-cell table:style-name="ce18" table:formula="of:=([.F44]-[.D44])/[.F44]*100" office:value-type="float" office:value="45.8560656230931" calcext:value-type="float">
            <text:p>45.86</text:p>
          </table:table-cell>
          <table:table-cell table:style-name="ce11" office:value-type="float" office:value="7200" calcext:value-type="float">
            <text:p>7200.00</text:p>
          </table:table-cell>
          <table:table-cell table:style-name="ce13" office:value-type="float" office:value="2570" calcext:value-type="float">
            <text:p>2,570.00</text:p>
          </table:table-cell>
          <table:table-cell table:style-name="ce11" office:value-type="float" office:value="704.5" calcext:value-type="float">
            <text:p>704.50</text:p>
          </table:table-cell>
          <table:table-cell table:style-name="ce16" office:value-type="float" office:value="566.010126200001" calcext:value-type="float">
            <text:p>566.01</text:p>
          </table:table-cell>
          <table:table-cell table:style-name="ce11" office:value-type="float" office:value="276.52437423" calcext:value-type="float">
            <text:p>276.52</text:p>
          </table:table-cell>
          <table:table-cell table:style-name="ce11" office:value-type="float" office:value="564.41" calcext:value-type="float">
            <text:p>564.41</text:p>
          </table:table-cell>
          <table:table-cell table:style-name="ce11" office:value-type="float" office:value="232.78" calcext:value-type="float">
            <text:p>232.7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D10</text:p>
          </table:table-cell>
          <table:table-cell table:style-name="ce7" office:value-type="float" office:value="434.4" calcext:value-type="float">
            <text:p>434.4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479.33939127" calcext:value-type="float">
            <text:p>479.34</text:p>
          </table:table-cell>
          <table:table-cell table:style-name="ce18" office:value-type="float" office:value="1216.01" calcext:value-type="float">
            <text:p>1216.01</text:p>
          </table:table-cell>
          <table:table-cell table:style-name="ce18" office:value-type="float" office:value="1203.0369144" calcext:value-type="float">
            <text:p>1203.04</text:p>
          </table:table-cell>
          <table:table-cell table:style-name="ce18" table:formula="of:=([.F45]-[.D45])/[.F45]*100" office:value-type="float" office:value="60.155886695375" calcext:value-type="float">
            <text:p>60.16</text:p>
          </table:table-cell>
          <table:table-cell table:style-name="ce11" office:value-type="float" office:value="7200.03" calcext:value-type="float">
            <text:p>7200.03</text:p>
          </table:table-cell>
          <table:table-cell table:style-name="ce13" office:value-type="float" office:value="9013" calcext:value-type="float">
            <text:p>9,013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NOSOL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8" table:formula="of:=AVERAGE([.B36:.B45])" office:value-type="float" office:value="377.36" calcext:value-type="float">
            <text:p>377.4</text:p>
          </table:table-cell>
          <table:table-cell table:style-name="ce14" office:value-type="float" office:value="52987.5" calcext:value-type="float">
            <text:p>52,987.50</text:p>
          </table:table-cell>
          <table:table-cell table:style-name="ce19" table:formula="of:=AVERAGE([.D36:.D45])" office:value-type="float" office:value="411.719154458" calcext:value-type="float">
            <text:p>411.72</text:p>
          </table:table-cell>
          <table:table-cell table:style-name="ce19" office:value-type="float" office:value="804.0628" calcext:value-type="float">
            <text:p>804.06</text:p>
          </table:table-cell>
          <table:table-cell table:style-name="ce19" office:value-type="float" office:value="801.287830806" calcext:value-type="float">
            <text:p>801.29</text:p>
          </table:table-cell>
          <table:table-cell table:style-name="ce19" table:formula="of:=AVERAGE([.G36:.G45])" office:value-type="float" office:value="46.9551269402795" calcext:value-type="float">
            <text:p>46.96</text:p>
          </table:table-cell>
          <table:table-cell table:style-name="ce12" table:formula="of:=AVERAGE([.H36:.H45])" office:value-type="float" office:value="7200.013" calcext:value-type="float">
            <text:p>7200.01</text:p>
          </table:table-cell>
          <table:table-cell table:style-name="ce14" table:formula="of:=AVERAGE([.I36:.I45])" office:value-type="float" office:value="5808" calcext:value-type="float">
            <text:p>5,808.00</text:p>
          </table:table-cell>
          <table:table-cell table:style-name="ce19" table:formula="of:=AVERAGE([.J44];[.J43];[.J42];[.J41];[.J40];[.J38];[.J37])" office:value-type="float" office:value="670.214285714286" calcext:value-type="float">
            <text:p>670.21</text:p>
          </table:table-cell>
          <table:table-cell table:style-name="ce17" table:formula="of:=AVERAGE([.K44];[.K43];[.K42];[.K41];[.K40];[.K38];[.K37])" office:value-type="float" office:value="553.178371019048" calcext:value-type="float">
            <text:p>553.18</text:p>
          </table:table-cell>
          <table:table-cell table:style-name="ce12" table:formula="of:=AVERAGE([.L44];[.L43];[.L42];[.L41];[.L40];[.L38];[.L37])" office:value-type="float" office:value="673.125849523143" calcext:value-type="float">
            <text:p>673.13</text:p>
          </table:table-cell>
          <table:table-cell table:style-name="ce12" table:formula="of:=AVERAGE([.M44];[.M43];[.M42];[.M41];[.M40];[.M38];[.M37])" office:value-type="float" office:value="551.831428571429" calcext:value-type="float">
            <text:p>551.83</text:p>
          </table:table-cell>
          <table:table-cell table:style-name="ce12" table:formula="of:=AVERAGE([.N44];[.N43];[.N42];[.N41];[.N40];[.N38];[.N37])" office:value-type="float" office:value="244.158571428571" calcext:value-type="float">
            <text:p>244.16</text:p>
          </table:table-cell>
          <table:table-cell table:style-name="ce12" table:formula="of:=AVERAGE([.O44];[.O43];[.O42];[.O41];[.O40];[.O38];[.O37])" office:value-type="float" office:value="5.28571428571429" calcext:value-type="float">
            <text:p>5.29</text:p>
          </table:table-cell>
          <table:table-cell table:style-name="ce23"/>
          <table:table-cell table:number-columns-repeated="3"/>
          <table:table-cell table:style-name="Default"/>
          <table:table-cell table:style-name="ce23" table:number-columns-repeated="2"/>
          <table:table-cell/>
          <table:table-cell table:style-name="ce23" table:number-columns-repeated="1001"/>
        </table:table-row>
        <table:table-row table:style-name="ro1">
          <table:table-cell table:style-name="ce2" office:value-type="string" calcext:value-type="string">
            <text:p>E1</text:p>
          </table:table-cell>
          <table:table-cell table:style-name="ce7" office:value-type="float" office:value="406" calcext:value-type="float">
            <text:p>406.0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421.79582386" calcext:value-type="float">
            <text:p>421.80</text:p>
          </table:table-cell>
          <table:table-cell table:style-name="ce18" office:value-type="float" office:value="1375.28" calcext:value-type="float">
            <text:p>1375.28</text:p>
          </table:table-cell>
          <table:table-cell table:style-name="ce18" office:value-type="float" office:value="1375.2753867" calcext:value-type="float">
            <text:p>1375.28</text:p>
          </table:table-cell>
          <table:table-cell table:style-name="ce18" table:formula="of:=([.F47]-[.D47])/[.F47]*100" office:value-type="float" office:value="69.3300826918667" calcext:value-type="float">
            <text:p>69.33</text:p>
          </table:table-cell>
          <table:table-cell table:style-name="ce11" office:value-type="float" office:value="7200.01" calcext:value-type="float">
            <text:p>7200.01</text:p>
          </table:table-cell>
          <table:table-cell table:style-name="ce11" office:value-type="float" office:value="797" calcext:value-type="float">
            <text:p>797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NOSOL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E2</text:p>
          </table:table-cell>
          <table:table-cell table:style-name="ce7" office:value-type="float" office:value="411.9" calcext:value-type="float">
            <text:p>411.9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8" office:value-type="float" office:value="423.65637658" calcext:value-type="float">
            <text:p>423.66</text:p>
          </table:table-cell>
          <table:table-cell table:style-name="ce18" office:value-type="float" office:value="904.997" calcext:value-type="float">
            <text:p>905.00</text:p>
          </table:table-cell>
          <table:table-cell table:style-name="ce18" office:value-type="float" office:value="904.99735" calcext:value-type="float">
            <text:p>905.00</text:p>
          </table:table-cell>
          <table:table-cell table:style-name="ce18" table:formula="of:=([.F48]-[.D48])/[.F48]*100" office:value-type="float" office:value="53.1870036326626" calcext:value-type="float">
            <text:p>53.19</text:p>
          </table:table-cell>
          <table:table-cell table:style-name="ce11" office:value-type="float" office:value="7200.02" calcext:value-type="float">
            <text:p>7200.02</text:p>
          </table:table-cell>
          <table:table-cell table:style-name="ce11" office:value-type="float" office:value="639" calcext:value-type="float">
            <text:p>639.00</text:p>
          </table:table-cell>
          <table:table-cell table:style-name="ce11" office:value-type="float" office:value="842.3" calcext:value-type="float">
            <text:p>842.30</text:p>
          </table:table-cell>
          <table:table-cell table:style-name="ce16" office:value-type="float" office:value="641.962166666667" calcext:value-type="float">
            <text:p>641.96</text:p>
          </table:table-cell>
          <table:table-cell table:style-name="ce11" office:value-type="float" office:value="856.965042536" calcext:value-type="float">
            <text:p>856.97</text:p>
          </table:table-cell>
          <table:table-cell table:style-name="ce11" office:value-type="float" office:value="641.25" calcext:value-type="float">
            <text:p>641.25</text:p>
          </table:table-cell>
          <table:table-cell table:style-name="ce11" office:value-type="float" office:value="580.52" calcext:value-type="float">
            <text:p>580.5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E3</text:p>
          </table:table-cell>
          <table:table-cell table:style-name="ce7" office:value-type="float" office:value="437.2" calcext:value-type="float">
            <text:p>437.2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8" office:value-type="float" office:value="445.2364858" calcext:value-type="float">
            <text:p>445.24</text:p>
          </table:table-cell>
          <table:table-cell table:style-name="ce18" office:value-type="float" office:value="818.185" calcext:value-type="float">
            <text:p>818.19</text:p>
          </table:table-cell>
          <table:table-cell table:style-name="ce18" office:value-type="float" office:value="818.18502667" calcext:value-type="float">
            <text:p>818.19</text:p>
          </table:table-cell>
          <table:table-cell table:style-name="ce18" table:formula="of:=([.F49]-[.D49])/[.F49]*100" office:value-type="float" office:value="45.5824206888623" calcext:value-type="float">
            <text:p>45.58</text:p>
          </table:table-cell>
          <table:table-cell table:style-name="ce11" office:value-type="float" office:value="7200.03" calcext:value-type="float">
            <text:p>7200.03</text:p>
          </table:table-cell>
          <table:table-cell table:style-name="ce11" office:value-type="float" office:value="601" calcext:value-type="float">
            <text:p>601.00</text:p>
          </table:table-cell>
          <table:table-cell table:style-name="ce11" office:value-type="float" office:value="785.8" calcext:value-type="float">
            <text:p>785.80</text:p>
          </table:table-cell>
          <table:table-cell table:style-name="ce16" office:value-type="float" office:value="634.623643333333" calcext:value-type="float">
            <text:p>634.62</text:p>
          </table:table-cell>
          <table:table-cell table:style-name="ce13" office:value-type="float" office:value="2049.494081609" calcext:value-type="float">
            <text:p>2,049.49</text:p>
          </table:table-cell>
          <table:table-cell table:style-name="ce11" office:value-type="float" office:value="627.58" calcext:value-type="float">
            <text:p>627.58</text:p>
          </table:table-cell>
          <table:table-cell table:style-name="ce11" office:value-type="float" office:value="353.62" calcext:value-type="float">
            <text:p>353.62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7" office:value-type="float" office:value="384.3" calcext:value-type="float">
            <text:p>384.3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8" office:value-type="float" office:value="398.48818472" calcext:value-type="float">
            <text:p>398.49</text:p>
          </table:table-cell>
          <table:table-cell table:style-name="ce18" office:value-type="float" office:value="732.726" calcext:value-type="float">
            <text:p>732.73</text:p>
          </table:table-cell>
          <table:table-cell table:style-name="ce18" office:value-type="float" office:value="732.72603333" calcext:value-type="float">
            <text:p>732.73</text:p>
          </table:table-cell>
          <table:table-cell table:style-name="ce18" table:formula="of:=([.F50]-[.D50])/[.F50]*100" office:value-type="float" office:value="45.6156644374977" calcext:value-type="float">
            <text:p>45.62</text:p>
          </table:table-cell>
          <table:table-cell table:style-name="ce11" office:value-type="float" office:value="7200.07" calcext:value-type="float">
            <text:p>7200.07</text:p>
          </table:table-cell>
          <table:table-cell table:style-name="ce11" office:value-type="float" office:value="625" calcext:value-type="float">
            <text:p>625.00</text:p>
          </table:table-cell>
          <table:table-cell table:style-name="ce11" office:value-type="float" office:value="709" calcext:value-type="float">
            <text:p>709.00</text:p>
          </table:table-cell>
          <table:table-cell table:style-name="ce16" office:value-type="float" office:value="585.46379" calcext:value-type="float">
            <text:p>585.46</text:p>
          </table:table-cell>
          <table:table-cell table:style-name="ce13" office:value-type="float" office:value="28953.429101418" calcext:value-type="float">
            <text:p>28,953.43</text:p>
          </table:table-cell>
          <table:table-cell table:style-name="ce11" office:value-type="float" office:value="581.99" calcext:value-type="float">
            <text:p>581.99</text:p>
          </table:table-cell>
          <table:table-cell table:style-name="ce11" office:value-type="float" office:value="416.23" calcext:value-type="float">
            <text:p>416.23</text:p>
          </table:table-cell>
          <table:table-cell table:style-name="ce21" office:value-type="float" office:value="439" calcext:value-type="float">
            <text:p>439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E5</text:p>
          </table:table-cell>
          <table:table-cell table:style-name="ce7" office:value-type="float" office:value="392.4" calcext:value-type="float">
            <text:p>392.4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8" office:value-type="float" office:value="403.59097556" calcext:value-type="float">
            <text:p>403.59</text:p>
          </table:table-cell>
          <table:table-cell table:style-name="ce18" office:value-type="float" office:value="810.703" calcext:value-type="float">
            <text:p>810.70</text:p>
          </table:table-cell>
          <table:table-cell table:style-name="ce18" office:value-type="float" office:value="810.70346333" calcext:value-type="float">
            <text:p>810.70</text:p>
          </table:table-cell>
          <table:table-cell table:style-name="ce18" table:formula="of:=([.F51]-[.D51])/[.F51]*100" office:value-type="float" office:value="50.2171886743604" calcext:value-type="float">
            <text:p>50.22</text:p>
          </table:table-cell>
          <table:table-cell table:style-name="ce11" office:value-type="float" office:value="7200.03" calcext:value-type="float">
            <text:p>7200.03</text:p>
          </table:table-cell>
          <table:table-cell table:style-name="ce11" office:value-type="float" office:value="587" calcext:value-type="float">
            <text:p>587.00</text:p>
          </table:table-cell>
          <table:table-cell table:style-name="ce11" office:value-type="float" office:value="772.9" calcext:value-type="float">
            <text:p>772.90</text:p>
          </table:table-cell>
          <table:table-cell table:style-name="ce16" office:value-type="float" office:value="598.375383333333" calcext:value-type="float">
            <text:p>598.38</text:p>
          </table:table-cell>
          <table:table-cell table:style-name="ce13" office:value-type="float" office:value="3290.903537071" calcext:value-type="float">
            <text:p>3,290.90</text:p>
          </table:table-cell>
          <table:table-cell table:style-name="ce11" office:value-type="float" office:value="592.85" calcext:value-type="float">
            <text:p>592.85</text:p>
          </table:table-cell>
          <table:table-cell table:style-name="ce11" office:value-type="float" office:value="533.64" calcext:value-type="float">
            <text:p>533.64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E6</text:p>
          </table:table-cell>
          <table:table-cell table:style-name="ce7" office:value-type="float" office:value="390.2" calcext:value-type="float">
            <text:p>390.2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8" office:value-type="float" office:value="404.53419517" calcext:value-type="float">
            <text:p>404.53</text:p>
          </table:table-cell>
          <table:table-cell table:style-name="ce18" office:value-type="float" office:value="814.02" calcext:value-type="float">
            <text:p>814.02</text:p>
          </table:table-cell>
          <table:table-cell table:style-name="ce18" office:value-type="float" office:value="814.02021" calcext:value-type="float">
            <text:p>814.02</text:p>
          </table:table-cell>
          <table:table-cell table:style-name="ce18" table:formula="of:=([.F52]-[.D52])/[.F52]*100" office:value-type="float" office:value="50.3041582751367" calcext:value-type="float">
            <text:p>50.30</text:p>
          </table:table-cell>
          <table:table-cell table:style-name="ce11" office:value-type="float" office:value="7200.01" calcext:value-type="float">
            <text:p>7200.01</text:p>
          </table:table-cell>
          <table:table-cell table:style-name="ce11" office:value-type="float" office:value="581" calcext:value-type="float">
            <text:p>581.00</text:p>
          </table:table-cell>
          <table:table-cell table:style-name="ce11" office:value-type="float" office:value="785.4" calcext:value-type="float">
            <text:p>785.40</text:p>
          </table:table-cell>
          <table:table-cell table:style-name="ce16" office:value-type="float" office:value="634.089166666667" calcext:value-type="float">
            <text:p>634.09</text:p>
          </table:table-cell>
          <table:table-cell table:style-name="ce11" office:value-type="float" office:value="925.133722214" calcext:value-type="float">
            <text:p>925.13</text:p>
          </table:table-cell>
          <table:table-cell table:style-name="ce11" office:value-type="float" office:value="631.98" calcext:value-type="float">
            <text:p>631.98</text:p>
          </table:table-cell>
          <table:table-cell table:style-name="ce11" office:value-type="float" office:value="294.96" calcext:value-type="float">
            <text:p>294.96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E7</text:p>
          </table:table-cell>
          <table:table-cell table:style-name="ce7" office:value-type="float" office:value="374.4" calcext:value-type="float">
            <text:p>374.4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8" office:value-type="float" office:value="384.69934669" calcext:value-type="float">
            <text:p>384.70</text:p>
          </table:table-cell>
          <table:table-cell table:style-name="ce18" office:value-type="float" office:value="735.769" calcext:value-type="float">
            <text:p>735.77</text:p>
          </table:table-cell>
          <table:table-cell table:style-name="ce18" office:value-type="float" office:value="735.76893" calcext:value-type="float">
            <text:p>735.77</text:p>
          </table:table-cell>
          <table:table-cell table:style-name="ce18" table:formula="of:=([.F53]-[.D53])/[.F53]*100" office:value-type="float" office:value="47.7146518418493" calcext:value-type="float">
            <text:p>47.71</text:p>
          </table:table-cell>
          <table:table-cell table:style-name="ce11" office:value-type="float" office:value="7200.09" calcext:value-type="float">
            <text:p>7200.09</text:p>
          </table:table-cell>
          <table:table-cell table:style-name="ce11" office:value-type="float" office:value="911" calcext:value-type="float">
            <text:p>911.00</text:p>
          </table:table-cell>
          <table:table-cell table:style-name="ce11" office:value-type="float" office:value="707.3" calcext:value-type="float">
            <text:p>707.30</text:p>
          </table:table-cell>
          <table:table-cell table:style-name="ce16" office:value-type="float" office:value="560.463753333333" calcext:value-type="float">
            <text:p>560.46</text:p>
          </table:table-cell>
          <table:table-cell table:style-name="ce11" office:value-type="float" office:value="482.399341757" calcext:value-type="float">
            <text:p>482.40</text:p>
          </table:table-cell>
          <table:table-cell table:style-name="ce11" office:value-type="float" office:value="559.71" calcext:value-type="float">
            <text:p>559.71</text:p>
          </table:table-cell>
          <table:table-cell table:style-name="ce11" office:value-type="float" office:value="387.33" calcext:value-type="float">
            <text:p>387.3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E8</text:p>
          </table:table-cell>
          <table:table-cell table:style-name="ce7" office:value-type="float" office:value="407.7" calcext:value-type="float">
            <text:p>407.7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8" office:value-type="float" office:value="425.85135861" calcext:value-type="float">
            <text:p>425.85</text:p>
          </table:table-cell>
          <table:table-cell table:style-name="ce18" office:value-type="float" office:value="761.8" calcext:value-type="float">
            <text:p>761.80</text:p>
          </table:table-cell>
          <table:table-cell table:style-name="ce18" office:value-type="float" office:value="761.79983667" calcext:value-type="float">
            <text:p>761.80</text:p>
          </table:table-cell>
          <table:table-cell table:style-name="ce18" table:formula="of:=([.F54]-[.D54])/[.F54]*100" office:value-type="float" office:value="44.0993108542143" calcext:value-type="float">
            <text:p>44.10</text:p>
          </table:table-cell>
          <table:table-cell table:style-name="ce11" office:value-type="float" office:value="7200.03" calcext:value-type="float">
            <text:p>7200.03</text:p>
          </table:table-cell>
          <table:table-cell table:style-name="ce11" office:value-type="float" office:value="637" calcext:value-type="float">
            <text:p>637.00</text:p>
          </table:table-cell>
          <table:table-cell table:style-name="ce11" office:value-type="float" office:value="743.6" calcext:value-type="float">
            <text:p>743.60</text:p>
          </table:table-cell>
          <table:table-cell table:style-name="ce16" office:value-type="float" office:value="591.385046666667" calcext:value-type="float">
            <text:p>591.39</text:p>
          </table:table-cell>
          <table:table-cell table:style-name="ce13" office:value-type="float" office:value="9841.5239197" calcext:value-type="float">
            <text:p>9,841.52</text:p>
          </table:table-cell>
          <table:table-cell table:style-name="ce11" office:value-type="float" office:value="586.47" calcext:value-type="float">
            <text:p>586.47</text:p>
          </table:table-cell>
          <table:table-cell table:style-name="ce11" office:value-type="float" office:value="521.67" calcext:value-type="float">
            <text:p>521.67</text:p>
          </table:table-cell>
          <table:table-cell table:style-name="ce21" office:value-type="float" office:value="23" calcext:value-type="float">
            <text:p>23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E9</text:p>
          </table:table-cell>
          <table:table-cell table:style-name="ce7" office:value-type="float" office:value="422.1" calcext:value-type="float">
            <text:p>422.1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8" office:value-type="float" office:value="431.21634561" calcext:value-type="float">
            <text:p>431.22</text:p>
          </table:table-cell>
          <table:table-cell table:style-name="ce18" office:value-type="float" office:value="969.56" calcext:value-type="float">
            <text:p>969.56</text:p>
          </table:table-cell>
          <table:table-cell table:style-name="ce18" office:value-type="float" office:value="969.56043333" calcext:value-type="float">
            <text:p>969.56</text:p>
          </table:table-cell>
          <table:table-cell table:style-name="ce18" table:formula="of:=([.F55]-[.D55])/[.F55]*100" office:value-type="float" office:value="55.5245520767625" calcext:value-type="float">
            <text:p>55.52</text:p>
          </table:table-cell>
          <table:table-cell table:style-name="ce11" office:value-type="float" office:value="7200.03" calcext:value-type="float">
            <text:p>7200.03</text:p>
          </table:table-cell>
          <table:table-cell table:style-name="ce11" office:value-type="float" office:value="610" calcext:value-type="float">
            <text:p>610.00</text:p>
          </table:table-cell>
          <table:table-cell table:style-name="ce11" office:value-type="float" office:value="910.7" calcext:value-type="float">
            <text:p>910.70</text:p>
          </table:table-cell>
          <table:table-cell table:style-name="ce16" office:value-type="float" office:value="724.507953333333" calcext:value-type="float">
            <text:p>724.51</text:p>
          </table:table-cell>
          <table:table-cell table:style-name="ce13" office:value-type="float" office:value="73157.540249346" calcext:value-type="float">
            <text:p>73,157.54</text:p>
          </table:table-cell>
          <table:table-cell table:style-name="ce11" office:value-type="float" office:value="717.29" calcext:value-type="float">
            <text:p>717.29</text:p>
          </table:table-cell>
          <table:table-cell table:style-name="ce11" office:value-type="float" office:value="404.97" calcext:value-type="float">
            <text:p>404.97</text:p>
          </table:table-cell>
          <table:table-cell table:style-name="ce21" office:value-type="float" office:value="369" calcext:value-type="float">
            <text:p>369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E10</text:p>
          </table:table-cell>
          <table:table-cell table:style-name="ce7" office:value-type="float" office:value="419.1" calcext:value-type="float">
            <text:p>419.1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8" office:value-type="float" office:value="441.7899013" calcext:value-type="float">
            <text:p>441.79</text:p>
          </table:table-cell>
          <table:table-cell table:style-name="ce18" office:value-type="float" office:value="867.182" calcext:value-type="float">
            <text:p>867.18</text:p>
          </table:table-cell>
          <table:table-cell table:style-name="ce18" office:value-type="float" office:value="867.18218" calcext:value-type="float">
            <text:p>867.18</text:p>
          </table:table-cell>
          <table:table-cell table:style-name="ce18" table:formula="of:=([.F56]-[.D56])/[.F56]*100" office:value-type="float" office:value="49.0545456895805" calcext:value-type="float">
            <text:p>49.05</text:p>
          </table:table-cell>
          <table:table-cell table:style-name="ce11" office:value-type="float" office:value="7200.01" calcext:value-type="float">
            <text:p>7200.01</text:p>
          </table:table-cell>
          <table:table-cell table:style-name="ce11" office:value-type="float" office:value="550" calcext:value-type="float">
            <text:p>550.00</text:p>
          </table:table-cell>
          <table:table-cell table:style-name="ce11" office:value-type="float" office:value="819.3" calcext:value-type="float">
            <text:p>819.30</text:p>
          </table:table-cell>
          <table:table-cell table:style-name="ce16" office:value-type="float" office:value="677.32638" calcext:value-type="float">
            <text:p>677.33</text:p>
          </table:table-cell>
          <table:table-cell table:style-name="ce13" office:value-type="float" office:value="6475.429330656" calcext:value-type="float">
            <text:p>6,475.43</text:p>
          </table:table-cell>
          <table:table-cell table:style-name="ce11" office:value-type="float" office:value="667.26" calcext:value-type="float">
            <text:p>667.26</text:p>
          </table:table-cell>
          <table:table-cell table:style-name="ce11" office:value-type="float" office:value="587" calcext:value-type="float">
            <text:p>587.00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8" table:formula="of:=AVERAGE([.B47:.B56])" office:value-type="float" office:value="404.53" calcext:value-type="float">
            <text:p>404.5</text:p>
          </table:table-cell>
          <table:table-cell table:style-name="ce14" office:value-type="float" office:value="52987.5" calcext:value-type="float">
            <text:p>52,987.50</text:p>
          </table:table-cell>
          <table:table-cell table:style-name="ce19" table:formula="of:=AVERAGE([.D47:.D56])" office:value-type="float" office:value="418.08589939" calcext:value-type="float">
            <text:p>418.09</text:p>
          </table:table-cell>
          <table:table-cell table:style-name="ce19" office:value-type="float" office:value="879.0222" calcext:value-type="float">
            <text:p>879.02</text:p>
          </table:table-cell>
          <table:table-cell table:style-name="ce19" office:value-type="float" office:value="879.021885003" calcext:value-type="float">
            <text:p>879.02</text:p>
          </table:table-cell>
          <table:table-cell table:style-name="ce19" table:formula="of:=AVERAGE([.G47:.G56])" office:value-type="float" office:value="51.0629578862793" calcext:value-type="float">
            <text:p>51.06</text:p>
          </table:table-cell>
          <table:table-cell table:style-name="ce12" table:formula="of:=AVERAGE([.H47:.H56])" office:value-type="float" office:value="7200.033" calcext:value-type="float">
            <text:p>7200.03</text:p>
          </table:table-cell>
          <table:table-cell table:style-name="ce12" table:formula="of:=AVERAGE([.I47:.I56])" office:value-type="float" office:value="653.8" calcext:value-type="float">
            <text:p>653.80</text:p>
          </table:table-cell>
          <table:table-cell table:style-name="ce19" table:formula="of:=AVERAGE([.J48:.J56])" office:value-type="float" office:value="786.255555555556" calcext:value-type="float">
            <text:p>786.26</text:p>
          </table:table-cell>
          <table:table-cell table:style-name="ce17" table:formula="of:=AVERAGE([.K48:.K56])" office:value-type="float" office:value="627.577475925926" calcext:value-type="float">
            <text:p>627.58</text:p>
          </table:table-cell>
          <table:table-cell table:style-name="ce14" table:formula="of:=AVERAGE([.L48:.L56])" office:value-type="float" office:value="14003.6464807008" calcext:value-type="float">
            <text:p>14,003.65</text:p>
          </table:table-cell>
          <table:table-cell table:style-name="ce12" table:formula="of:=AVERAGE([.M48:.M56])" office:value-type="float" office:value="622.931111111111" calcext:value-type="float">
            <text:p>622.93</text:p>
          </table:table-cell>
          <table:table-cell table:style-name="ce12" table:formula="of:=AVERAGE([.N48:.N56])" office:value-type="float" office:value="453.326666666667" calcext:value-type="float">
            <text:p>453.33</text:p>
          </table:table-cell>
          <table:table-cell table:style-name="ce12" table:formula="of:=AVERAGE([.O48:.O56])" office:value-type="float" office:value="96.7777777777778" calcext:value-type="float">
            <text:p>96.78</text:p>
          </table:table-cell>
          <table:table-cell table:style-name="ce23"/>
          <table:table-cell table:number-columns-repeated="3"/>
          <table:table-cell table:style-name="Default"/>
          <table:table-cell table:style-name="ce23" table:number-columns-repeated="2"/>
          <table:table-cell/>
          <table:table-cell table:style-name="ce23" table:number-columns-repeated="1001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7" office:value-type="float" office:value="445.1" calcext:value-type="float">
            <text:p>445.1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546.73750853" calcext:value-type="float">
            <text:p>546.74</text:p>
          </table:table-cell>
          <table:table-cell table:style-name="ce18" office:value-type="float" office:value="1504.12" calcext:value-type="float">
            <text:p>1504.12</text:p>
          </table:table-cell>
          <table:table-cell table:style-name="ce18" office:value-type="float" office:value="1504.1152867" calcext:value-type="float">
            <text:p>1504.12</text:p>
          </table:table-cell>
          <table:table-cell table:style-name="ce18" table:formula="of:=([.F58]-[.D58])/[.F58]*100" office:value-type="float" office:value="63.6505583471908" calcext:value-type="float">
            <text:p>63.65</text:p>
          </table:table-cell>
          <table:table-cell table:style-name="ce11" office:value-type="float" office:value="7200.68" calcext:value-type="float">
            <text:p>7200.68</text:p>
          </table:table-cell>
          <table:table-cell table:style-name="ce11" office:value-type="float" office:value="519" calcext:value-type="float">
            <text:p>519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OOM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7" office:value-type="float" office:value="457.9" calcext:value-type="float">
            <text:p>457.9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534.99328261" calcext:value-type="float">
            <text:p>534.99</text:p>
          </table:table-cell>
          <table:table-cell table:style-name="ce18" office:value-type="float" office:value="1459.52" calcext:value-type="float">
            <text:p>1459.52</text:p>
          </table:table-cell>
          <table:table-cell table:style-name="ce18" office:value-type="float" office:value="1459.5230667" calcext:value-type="float">
            <text:p>1459.52</text:p>
          </table:table-cell>
          <table:table-cell table:style-name="ce18" table:formula="of:=([.F59]-[.D59])/[.F59]*100" office:value-type="float" office:value="63.3446503987343" calcext:value-type="float">
            <text:p>63.34</text:p>
          </table:table-cell>
          <table:table-cell table:style-name="ce11" office:value-type="float" office:value="7200.2" calcext:value-type="float">
            <text:p>7200.20</text:p>
          </table:table-cell>
          <table:table-cell table:style-name="ce11" office:value-type="float" office:value="505" calcext:value-type="float">
            <text:p>505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OOM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7" office:value-type="float" office:value="481.8" calcext:value-type="float">
            <text:p>481.8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541.61399177" calcext:value-type="float">
            <text:p>541.61</text:p>
          </table:table-cell>
          <table:table-cell table:style-name="ce18" office:value-type="float" office:value="1327.89" calcext:value-type="float">
            <text:p>1327.89</text:p>
          </table:table-cell>
          <table:table-cell table:style-name="ce18" office:value-type="float" office:value="1327.8925" calcext:value-type="float">
            <text:p>1327.89</text:p>
          </table:table-cell>
          <table:table-cell table:style-name="ce18" table:formula="of:=([.F60]-[.D60])/[.F60]*100" office:value-type="float" office:value="59.2125121747431" calcext:value-type="float">
            <text:p>59.21</text:p>
          </table:table-cell>
          <table:table-cell table:style-name="ce11" office:value-type="float" office:value="7200.17" calcext:value-type="float">
            <text:p>7200.17</text:p>
          </table:table-cell>
          <table:table-cell table:style-name="ce11" office:value-type="float" office:value="479" calcext:value-type="float">
            <text:p>479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OOM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7" office:value-type="float" office:value="417.4" calcext:value-type="float">
            <text:p>417.4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523.95971824" calcext:value-type="float">
            <text:p>523.96</text:p>
          </table:table-cell>
          <table:table-cell table:style-name="ce18" office:value-type="float" office:value="1162.77" calcext:value-type="float">
            <text:p>1162.77</text:p>
          </table:table-cell>
          <table:table-cell table:style-name="ce18" office:value-type="float" office:value="1162.76884" calcext:value-type="float">
            <text:p>1162.77</text:p>
          </table:table-cell>
          <table:table-cell table:style-name="ce18" table:formula="of:=([.F61]-[.D61])/[.F61]*100" office:value-type="float" office:value="54.9386171855104" calcext:value-type="float">
            <text:p>54.94</text:p>
          </table:table-cell>
          <table:table-cell table:style-name="ce11" office:value-type="float" office:value="7200.22" calcext:value-type="float">
            <text:p>7200.22</text:p>
          </table:table-cell>
          <table:table-cell table:style-name="ce11" office:value-type="float" office:value="511" calcext:value-type="float">
            <text:p>511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OOM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F5</text:p>
          </table:table-cell>
          <table:table-cell table:style-name="ce7" office:value-type="float" office:value="452.3" calcext:value-type="float">
            <text:p>452.3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529.04209441" calcext:value-type="float">
            <text:p>529.04</text:p>
          </table:table-cell>
          <table:table-cell table:style-name="ce18" office:value-type="float" office:value="1391.93" calcext:value-type="float">
            <text:p>1391.93</text:p>
          </table:table-cell>
          <table:table-cell table:style-name="ce18" office:value-type="float" office:value="1391.9313033" calcext:value-type="float">
            <text:p>1391.93</text:p>
          </table:table-cell>
          <table:table-cell table:style-name="ce18" table:formula="of:=([.F62]-[.D62])/[.F62]*100" office:value-type="float" office:value="61.9922266885051" calcext:value-type="float">
            <text:p>61.99</text:p>
          </table:table-cell>
          <table:table-cell table:style-name="ce11" office:value-type="float" office:value="7200.23" calcext:value-type="float">
            <text:p>7200.23</text:p>
          </table:table-cell>
          <table:table-cell table:style-name="ce11" office:value-type="float" office:value="487" calcext:value-type="float">
            <text:p>487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OOM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F6</text:p>
          </table:table-cell>
          <table:table-cell table:style-name="ce7" office:value-type="float" office:value="367.1" calcext:value-type="float">
            <text:p>367.1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498.6090091" calcext:value-type="float">
            <text:p>498.61</text:p>
          </table:table-cell>
          <table:table-cell table:style-name="ce18" office:value-type="float" office:value="1441.3" calcext:value-type="float">
            <text:p>1441.30</text:p>
          </table:table-cell>
          <table:table-cell table:style-name="ce18" office:value-type="float" office:value="1441.29719" calcext:value-type="float">
            <text:p>1441.30</text:p>
          </table:table-cell>
          <table:table-cell table:style-name="ce18" table:formula="of:=([.F63]-[.D63])/[.F63]*100" office:value-type="float" office:value="65.4055379723595" calcext:value-type="float">
            <text:p>65.41</text:p>
          </table:table-cell>
          <table:table-cell table:style-name="ce11" office:value-type="float" office:value="7200.05" calcext:value-type="float">
            <text:p>7200.05</text:p>
          </table:table-cell>
          <table:table-cell table:style-name="ce11" office:value-type="float" office:value="510" calcext:value-type="float">
            <text:p>510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OOM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F7</text:p>
          </table:table-cell>
          <table:table-cell table:style-name="ce7" office:value-type="float" office:value="408.1" calcext:value-type="float">
            <text:p>408.1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502.51943198" calcext:value-type="float">
            <text:p>502.52</text:p>
          </table:table-cell>
          <table:table-cell table:style-name="ce18" office:value-type="float" office:value="1177.94" calcext:value-type="float">
            <text:p>1177.94</text:p>
          </table:table-cell>
          <table:table-cell table:style-name="ce18" office:value-type="float" office:value="1177.9363067" calcext:value-type="float">
            <text:p>1177.94</text:p>
          </table:table-cell>
          <table:table-cell table:style-name="ce18" table:formula="of:=([.F64]-[.D64])/[.F64]*100" office:value-type="float" office:value="57.3389979473667" calcext:value-type="float">
            <text:p>57.34</text:p>
          </table:table-cell>
          <table:table-cell table:style-name="ce11" office:value-type="float" office:value="7200.25" calcext:value-type="float">
            <text:p>7200.25</text:p>
          </table:table-cell>
          <table:table-cell table:style-name="ce11" office:value-type="float" office:value="520" calcext:value-type="float">
            <text:p>520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OOM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F8</text:p>
          </table:table-cell>
          <table:table-cell table:style-name="ce7" office:value-type="float" office:value="454.3" calcext:value-type="float">
            <text:p>454.3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532.92301366" calcext:value-type="float">
            <text:p>532.92</text:p>
          </table:table-cell>
          <table:table-cell table:style-name="ce18" office:value-type="float" office:value="1169.18" calcext:value-type="float">
            <text:p>1169.18</text:p>
          </table:table-cell>
          <table:table-cell table:style-name="ce18" office:value-type="float" office:value="1169.18108" calcext:value-type="float">
            <text:p>1169.18</text:p>
          </table:table-cell>
          <table:table-cell table:style-name="ce18" table:formula="of:=([.F65]-[.D65])/[.F65]*100" office:value-type="float" office:value="54.4191209748279" calcext:value-type="float">
            <text:p>54.42</text:p>
          </table:table-cell>
          <table:table-cell table:style-name="ce11" office:value-type="float" office:value="7200.17" calcext:value-type="float">
            <text:p>7200.17</text:p>
          </table:table-cell>
          <table:table-cell table:style-name="ce11" office:value-type="float" office:value="532" calcext:value-type="float">
            <text:p>532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OOM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F9</text:p>
          </table:table-cell>
          <table:table-cell table:style-name="ce7" office:value-type="float" office:value="426.8" calcext:value-type="float">
            <text:p>426.8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535.8686984" calcext:value-type="float">
            <text:p>535.87</text:p>
          </table:table-cell>
          <table:table-cell table:style-name="ce18" office:value-type="float" office:value="1346.68" calcext:value-type="float">
            <text:p>1346.68</text:p>
          </table:table-cell>
          <table:table-cell table:style-name="ce18" office:value-type="float" office:value="1346.68256" calcext:value-type="float">
            <text:p>1346.68</text:p>
          </table:table-cell>
          <table:table-cell table:style-name="ce18" table:formula="of:=([.F66]-[.D66])/[.F66]*100" office:value-type="float" office:value="60.208239542361" calcext:value-type="float">
            <text:p>60.21</text:p>
          </table:table-cell>
          <table:table-cell table:style-name="ce11" office:value-type="float" office:value="7200.06" calcext:value-type="float">
            <text:p>7200.06</text:p>
          </table:table-cell>
          <table:table-cell table:style-name="ce11" office:value-type="float" office:value="504" calcext:value-type="float">
            <text:p>504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OOM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F10</text:p>
          </table:table-cell>
          <table:table-cell table:style-name="ce7" office:value-type="float" office:value="441.8" calcext:value-type="float">
            <text:p>441.8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540.22642189" calcext:value-type="float">
            <text:p>540.23</text:p>
          </table:table-cell>
          <table:table-cell table:style-name="ce18" office:value-type="float" office:value="1470.02" calcext:value-type="float">
            <text:p>1470.02</text:p>
          </table:table-cell>
          <table:table-cell table:style-name="ce18" office:value-type="float" office:value="1470.0153833" calcext:value-type="float">
            <text:p>1470.02</text:p>
          </table:table-cell>
          <table:table-cell table:style-name="ce18" table:formula="of:=([.F67]-[.D67])/[.F67]*100" office:value-type="float" office:value="63.2502878522768" calcext:value-type="float">
            <text:p>63.25</text:p>
          </table:table-cell>
          <table:table-cell table:style-name="ce11" office:value-type="float" office:value="7200.18" calcext:value-type="float">
            <text:p>7200.18</text:p>
          </table:table-cell>
          <table:table-cell table:style-name="ce11" office:value-type="float" office:value="499" calcext:value-type="float">
            <text:p>499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OOM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8" table:formula="of:=AVERAGE([.B58:.B67])" office:value-type="float" office:value="435.26" calcext:value-type="float">
            <text:p>435.3</text:p>
          </table:table-cell>
          <table:table-cell table:style-name="ce14" office:value-type="float" office:value="52987.5" calcext:value-type="float">
            <text:p>52,987.50</text:p>
          </table:table-cell>
          <table:table-cell table:style-name="ce17" table:formula="of:=AVERAGE([.D58:.D67])" office:value-type="float" office:value="528.649317059" calcext:value-type="float">
            <text:p>528.65</text:p>
          </table:table-cell>
          <table:table-cell table:style-name="ce19" office:value-type="float" office:value="1345.135" calcext:value-type="float">
            <text:p>1345.14</text:p>
          </table:table-cell>
          <table:table-cell table:style-name="ce19" office:value-type="float" office:value="1345.13435167" calcext:value-type="float">
            <text:p>1345.13</text:p>
          </table:table-cell>
          <table:table-cell table:style-name="ce19" table:formula="of:=AVERAGE([.G58:.G67])" office:value-type="float" office:value="60.3760749083876" calcext:value-type="float">
            <text:p>60.38</text:p>
          </table:table-cell>
          <table:table-cell table:style-name="ce12" table:formula="of:=AVERAGE([.H58:.H67])" office:value-type="float" office:value="7200.221" calcext:value-type="float">
            <text:p>7200.22</text:p>
          </table:table-cell>
          <table:table-cell table:style-name="ce12" table:formula="of:=AVERAGE([.I58:.I67])" office:value-type="float" office:value="506.6" calcext:value-type="float">
            <text:p>506.60</text:p>
          </table:table-cell>
          <table:table-cell table:style-name="ce12" office:value-type="string" calcext:value-type="string">
            <text:p>--</text:p>
          </table:table-cell>
          <table:table-cell table:style-name="ce12" office:value-type="string" calcext:value-type="string">
            <text:p>OOM</text:p>
          </table:table-cell>
          <table:table-cell table:number-columns-repeated="4" table:style-name="ce12" office:value-type="string" calcext:value-type="string">
            <text:p>--</text:p>
          </table:table-cell>
          <table:table-cell table:style-name="ce23"/>
          <table:table-cell table:number-columns-repeated="3"/>
          <table:table-cell table:style-name="Default"/>
          <table:table-cell table:style-name="ce23" table:number-columns-repeated="2"/>
          <table:table-cell/>
          <table:table-cell table:style-name="ce23" table:number-columns-repeated="1001"/>
        </table:table-row>
        <table:table-row table:style-name="ro1">
          <table:table-cell table:style-name="ce2" office:value-type="string" calcext:value-type="string">
            <text:p>G1</text:p>
          </table:table-cell>
          <table:table-cell table:style-name="ce7" office:value-type="float" office:value="455" calcext:value-type="float">
            <text:p>455.0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584.56032874" calcext:value-type="float">
            <text:p>584.56</text:p>
          </table:table-cell>
          <table:table-cell table:style-name="ce18" office:value-type="float" office:value="2036.98" calcext:value-type="float">
            <text:p>2036.98</text:p>
          </table:table-cell>
          <table:table-cell table:style-name="ce18" office:value-type="float" office:value="2036.9793633" calcext:value-type="float">
            <text:p>2036.98</text:p>
          </table:table-cell>
          <table:table-cell table:style-name="ce18" table:formula="of:=([.F69]-[.D69])/[.F69]*100" office:value-type="float" office:value="71.3025895464652" calcext:value-type="float">
            <text:p>71.30</text:p>
          </table:table-cell>
          <table:table-cell table:style-name="ce11" office:value-type="float" office:value="7200.18" calcext:value-type="float">
            <text:p>7200.18</text:p>
          </table:table-cell>
          <table:table-cell table:style-name="ce11" office:value-type="float" office:value="352" calcext:value-type="float">
            <text:p>352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OOM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G2</text:p>
          </table:table-cell>
          <table:table-cell table:style-name="ce7" office:value-type="float" office:value="463.1" calcext:value-type="float">
            <text:p>463.1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600.60769889" calcext:value-type="float">
            <text:p>600.61</text:p>
          </table:table-cell>
          <table:table-cell table:style-name="ce18" office:value-type="float" office:value="2083.89" calcext:value-type="float">
            <text:p>2083.89</text:p>
          </table:table-cell>
          <table:table-cell table:style-name="ce18" office:value-type="float" office:value="2083.89072" calcext:value-type="float">
            <text:p>2083.89</text:p>
          </table:table-cell>
          <table:table-cell table:style-name="ce18" table:formula="of:=([.F70]-[.D70])/[.F70]*100" office:value-type="float" office:value="71.1785415076852" calcext:value-type="float">
            <text:p>71.18</text:p>
          </table:table-cell>
          <table:table-cell table:style-name="ce11" office:value-type="float" office:value="7200.22" calcext:value-type="float">
            <text:p>7200.22</text:p>
          </table:table-cell>
          <table:table-cell table:style-name="ce11" office:value-type="float" office:value="500" calcext:value-type="float">
            <text:p>500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OOM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G3</text:p>
          </table:table-cell>
          <table:table-cell table:style-name="ce7" office:value-type="float" office:value="464.3" calcext:value-type="float">
            <text:p>464.3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584.77799107" calcext:value-type="float">
            <text:p>584.78</text:p>
          </table:table-cell>
          <table:table-cell table:style-name="ce18" office:value-type="float" office:value="1608.19" calcext:value-type="float">
            <text:p>1608.19</text:p>
          </table:table-cell>
          <table:table-cell table:style-name="ce18" office:value-type="float" office:value="1608.1932733" calcext:value-type="float">
            <text:p>1608.19</text:p>
          </table:table-cell>
          <table:table-cell table:style-name="ce18" table:formula="of:=([.F71]-[.D71])/[.F71]*100" office:value-type="float" office:value="63.6375800857542" calcext:value-type="float">
            <text:p>63.64</text:p>
          </table:table-cell>
          <table:table-cell table:style-name="ce11" office:value-type="float" office:value="7200.16" calcext:value-type="float">
            <text:p>7200.16</text:p>
          </table:table-cell>
          <table:table-cell table:style-name="ce11" office:value-type="float" office:value="257" calcext:value-type="float">
            <text:p>257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OOM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G4</text:p>
          </table:table-cell>
          <table:table-cell table:style-name="ce7" office:value-type="float" office:value="461.5" calcext:value-type="float">
            <text:p>461.5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591.8546161" calcext:value-type="float">
            <text:p>591.85</text:p>
          </table:table-cell>
          <table:table-cell table:style-name="ce18" office:value-type="float" office:value="1722.96" calcext:value-type="float">
            <text:p>1722.96</text:p>
          </table:table-cell>
          <table:table-cell table:style-name="ce18" office:value-type="float" office:value="1722.9622367" calcext:value-type="float">
            <text:p>1722.96</text:p>
          </table:table-cell>
          <table:table-cell table:style-name="ce18" table:formula="of:=([.F72]-[.D72])/[.F72]*100" office:value-type="float" office:value="65.6490082316846" calcext:value-type="float">
            <text:p>65.65</text:p>
          </table:table-cell>
          <table:table-cell table:style-name="ce11" office:value-type="float" office:value="7200.69" calcext:value-type="float">
            <text:p>7200.69</text:p>
          </table:table-cell>
          <table:table-cell table:style-name="ce11" office:value-type="float" office:value="461" calcext:value-type="float">
            <text:p>461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OOM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G5</text:p>
          </table:table-cell>
          <table:table-cell table:style-name="ce7" office:value-type="float" office:value="449.4" calcext:value-type="float">
            <text:p>449.4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616.47761313" calcext:value-type="float">
            <text:p>616.48</text:p>
          </table:table-cell>
          <table:table-cell table:style-name="ce18" office:value-type="float" office:value="1809.78" calcext:value-type="float">
            <text:p>1809.78</text:p>
          </table:table-cell>
          <table:table-cell table:style-name="ce18" office:value-type="float" office:value="1809.7837767" calcext:value-type="float">
            <text:p>1809.78</text:p>
          </table:table-cell>
          <table:table-cell table:style-name="ce18" table:formula="of:=([.F73]-[.D73])/[.F73]*100" office:value-type="float" office:value="65.9363941114502" calcext:value-type="float">
            <text:p>65.94</text:p>
          </table:table-cell>
          <table:table-cell table:style-name="ce11" office:value-type="float" office:value="7200.57" calcext:value-type="float">
            <text:p>7200.57</text:p>
          </table:table-cell>
          <table:table-cell table:style-name="ce11" office:value-type="float" office:value="32" calcext:value-type="float">
            <text:p>32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OOM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G6</text:p>
          </table:table-cell>
          <table:table-cell table:style-name="ce7" office:value-type="float" office:value="471.5" calcext:value-type="float">
            <text:p>471.5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583.48793816" calcext:value-type="float">
            <text:p>583.49</text:p>
          </table:table-cell>
          <table:table-cell table:style-name="ce18" office:value-type="float" office:value="1949.14" calcext:value-type="float">
            <text:p>1949.14</text:p>
          </table:table-cell>
          <table:table-cell table:style-name="ce18" office:value-type="float" office:value="1949.1449467" calcext:value-type="float">
            <text:p>1949.14</text:p>
          </table:table-cell>
          <table:table-cell table:style-name="ce18" table:formula="of:=([.F74]-[.D74])/[.F74]*100" office:value-type="float" office:value="70.0644152120203" calcext:value-type="float">
            <text:p>70.06</text:p>
          </table:table-cell>
          <table:table-cell table:style-name="ce11" office:value-type="float" office:value="7201.91" calcext:value-type="float">
            <text:p>7201.91</text:p>
          </table:table-cell>
          <table:table-cell table:style-name="ce11" office:value-type="float" office:value="304" calcext:value-type="float">
            <text:p>304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OOM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G7</text:p>
          </table:table-cell>
          <table:table-cell table:style-name="ce7" office:value-type="float" office:value="459.1" calcext:value-type="float">
            <text:p>459.1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604.84707925" calcext:value-type="float">
            <text:p>604.85</text:p>
          </table:table-cell>
          <table:table-cell table:style-name="ce18" office:value-type="float" office:value="1777.54" calcext:value-type="float">
            <text:p>1777.54</text:p>
          </table:table-cell>
          <table:table-cell table:style-name="ce18" office:value-type="float" office:value="1777.5384267" calcext:value-type="float">
            <text:p>1777.54</text:p>
          </table:table-cell>
          <table:table-cell table:style-name="ce18" table:formula="of:=([.F75]-[.D75])/[.F75]*100" office:value-type="float" office:value="65.9727705367867" calcext:value-type="float">
            <text:p>65.97</text:p>
          </table:table-cell>
          <table:table-cell table:style-name="ce11" office:value-type="float" office:value="7200.16" calcext:value-type="float">
            <text:p>7200.16</text:p>
          </table:table-cell>
          <table:table-cell table:style-name="ce11" office:value-type="float" office:value="496" calcext:value-type="float">
            <text:p>496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OOM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G8</text:p>
          </table:table-cell>
          <table:table-cell table:style-name="ce7" office:value-type="float" office:value="472.4" calcext:value-type="float">
            <text:p>472.4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618.30116576" calcext:value-type="float">
            <text:p>618.30</text:p>
          </table:table-cell>
          <table:table-cell table:style-name="ce18" office:value-type="float" office:value="1754.2" calcext:value-type="float">
            <text:p>1754.20</text:p>
          </table:table-cell>
          <table:table-cell table:style-name="ce18" office:value-type="float" office:value="1754.2038867" calcext:value-type="float">
            <text:p>1754.20</text:p>
          </table:table-cell>
          <table:table-cell table:style-name="ce18" table:formula="of:=([.F76]-[.D76])/[.F76]*100" office:value-type="float" office:value="64.7531754747651" calcext:value-type="float">
            <text:p>64.75</text:p>
          </table:table-cell>
          <table:table-cell table:style-name="ce11" office:value-type="float" office:value="7200.55" calcext:value-type="float">
            <text:p>7200.55</text:p>
          </table:table-cell>
          <table:table-cell table:style-name="ce11" office:value-type="float" office:value="483" calcext:value-type="float">
            <text:p>483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OOM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G9</text:p>
          </table:table-cell>
          <table:table-cell table:style-name="ce7" office:value-type="float" office:value="473.3" calcext:value-type="float">
            <text:p>473.3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637.39937913" calcext:value-type="float">
            <text:p>637.40</text:p>
          </table:table-cell>
          <table:table-cell table:style-name="ce18" office:value-type="float" office:value="2120.51" calcext:value-type="float">
            <text:p>2120.51</text:p>
          </table:table-cell>
          <table:table-cell table:style-name="ce18" office:value-type="float" office:value="2120.5099167" calcext:value-type="float">
            <text:p>2120.51</text:p>
          </table:table-cell>
          <table:table-cell table:style-name="ce18" table:formula="of:=([.F77]-[.D77])/[.F77]*100" office:value-type="float" office:value="69.9412214906337" calcext:value-type="float">
            <text:p>69.94</text:p>
          </table:table-cell>
          <table:table-cell table:style-name="ce11" office:value-type="float" office:value="7200.56" calcext:value-type="float">
            <text:p>7200.5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OOM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G10</text:p>
          </table:table-cell>
          <table:table-cell table:style-name="ce7" office:value-type="float" office:value="451.6" calcext:value-type="float">
            <text:p>451.6</text:p>
          </table:table-cell>
          <table:table-cell table:style-name="ce13" office:value-type="float" office:value="52987.5" calcext:value-type="float">
            <text:p>52,987.50</text:p>
          </table:table-cell>
          <table:table-cell table:style-name="ce16" office:value-type="float" office:value="621.00921487" calcext:value-type="float">
            <text:p>621.01</text:p>
          </table:table-cell>
          <table:table-cell table:style-name="ce18" office:value-type="float" office:value="2022.26" calcext:value-type="float">
            <text:p>2022.26</text:p>
          </table:table-cell>
          <table:table-cell table:style-name="ce18" office:value-type="float" office:value="2022.2559333" calcext:value-type="float">
            <text:p>2022.26</text:p>
          </table:table-cell>
          <table:table-cell table:style-name="ce18" table:formula="of:=([.F78]-[.D78])/[.F78]*100" office:value-type="float" office:value="69.2912650350536" calcext:value-type="float">
            <text:p>69.29</text:p>
          </table:table-cell>
          <table:table-cell table:style-name="ce11" office:value-type="float" office:value="7200.52" calcext:value-type="float">
            <text:p>7200.52</text:p>
          </table:table-cell>
          <table:table-cell table:style-name="ce11" office:value-type="float" office:value="38" calcext:value-type="float">
            <text:p>38.00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OOM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8" table:formula="of:=AVERAGE([.B69:.B78])" office:value-type="float" office:value="462.12" calcext:value-type="float">
            <text:p>462.1</text:p>
          </table:table-cell>
          <table:table-cell table:style-name="ce14" office:value-type="float" office:value="52987.5" calcext:value-type="float">
            <text:p>52,987.50</text:p>
          </table:table-cell>
          <table:table-cell table:style-name="ce17" table:formula="of:=AVERAGE([.D69:.D78])" office:value-type="float" office:value="604.33230251" calcext:value-type="float">
            <text:p>604.33</text:p>
          </table:table-cell>
          <table:table-cell table:style-name="ce19" office:value-type="float" office:value="1888.545" calcext:value-type="float">
            <text:p>1888.55</text:p>
          </table:table-cell>
          <table:table-cell table:style-name="ce19" office:value-type="float" office:value="1888.54624801" calcext:value-type="float">
            <text:p>1888.55</text:p>
          </table:table-cell>
          <table:table-cell table:style-name="ce19" table:formula="of:=AVERAGE([.G69:.G78])" office:value-type="float" office:value="67.7726961232299" calcext:value-type="float">
            <text:p>67.77</text:p>
          </table:table-cell>
          <table:table-cell table:style-name="ce12" table:formula="of:=AVERAGE([.H69:.H78])" office:value-type="float" office:value="7200.552" calcext:value-type="float">
            <text:p>7200.55</text:p>
          </table:table-cell>
          <table:table-cell table:style-name="ce12" table:formula="of:=AVERAGE([.I69:.I78])" office:value-type="float" office:value="302.3" calcext:value-type="float">
            <text:p>302.30</text:p>
          </table:table-cell>
          <table:table-cell table:style-name="ce12" office:value-type="string" calcext:value-type="string">
            <text:p>--</text:p>
          </table:table-cell>
          <table:table-cell table:style-name="ce12" office:value-type="string" calcext:value-type="string">
            <text:p>OOM</text:p>
          </table:table-cell>
          <table:table-cell table:number-columns-repeated="4" table:style-name="ce12" office:value-type="string" calcext:value-type="string">
            <text:p>--</text:p>
          </table:table-cell>
          <table:table-cell table:style-name="ce23"/>
          <table:table-cell table:number-columns-repeated="3"/>
          <table:table-cell table:style-name="Default"/>
          <table:table-cell table:style-name="ce23" table:number-columns-repeated="2"/>
          <table:table-cell/>
          <table:table-cell table:style-name="ce23" table:number-columns-repeated="1001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s table" table:style-name="ta1">
        <table:table-column table:style-name="co1" table:number-columns-repeated="2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column table:style-name="co1" table:default-cell-style-name="ce15"/>
        <table:table-row table:style-name="ro1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Source</text:p>
          </table:table-cell>
          <table:table-cell table:style-name="ce30" office:value-type="string" calcext:value-type="string">
            <text:p>LB+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Source</text:p>
          </table:table-cell>
          <table:table-cell table:style-name="ce30" office:value-type="string" calcext:value-type="string">
            <text:p>LB+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iterature</text:p>
          </table:table-cell>
          <table:table-cell office:value-type="float" office:value="218.2" calcext:value-type="float">
            <text:p>218.2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PLEX</text:p>
          </table:table-cell>
          <table:table-cell office:value-type="float" office:value="421.79582386" calcext:value-type="float">
            <text:p>421.8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CPLEX</text:p>
          </table:table-cell>
          <table:table-cell office:value-type="float" office:value="246.62617517" calcext:value-type="float">
            <text:p>246.6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VRPSolver</text:p>
          </table:table-cell>
          <table:table-cell office:value-type="float" office:value="842.3" calcext:value-type="float">
            <text:p>842.3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CPLEX</text:p>
          </table:table-cell>
          <table:table-cell office:value-type="float" office:value="305.859574" calcext:value-type="float">
            <text:p>305.86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RPSolver</text:p>
          </table:table-cell>
          <table:table-cell office:value-type="float" office:value="785.8" calcext:value-type="float">
            <text:p>785.8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Literature</text:p>
          </table:table-cell>
          <table:table-cell office:value-type="float" office:value="186.9" calcext:value-type="float">
            <text:p>186.9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RPSolver</text:p>
          </table:table-cell>
          <table:table-cell office:value-type="float" office:value="709" calcext:value-type="float">
            <text:p>709.00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CPLEX</text:p>
          </table:table-cell>
          <table:table-cell office:value-type="float" office:value="189.543179" calcext:value-type="float">
            <text:p>189.5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RPSolver</text:p>
          </table:table-cell>
          <table:table-cell office:value-type="float" office:value="772.9" calcext:value-type="float">
            <text:p>772.90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Literature</text:p>
          </table:table-cell>
          <table:table-cell office:value-type="float" office:value="200.1" calcext:value-type="float">
            <text:p>200.1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VRPSolver</text:p>
          </table:table-cell>
          <table:table-cell office:value-type="float" office:value="785.4" calcext:value-type="float">
            <text:p>785.40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Literature</text:p>
          </table:table-cell>
          <table:table-cell office:value-type="float" office:value="225.4" calcext:value-type="float">
            <text:p>225.4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VRPSolver</text:p>
          </table:table-cell>
          <table:table-cell office:value-type="float" office:value="707.3" calcext:value-type="float">
            <text:p>707.30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CPLEX</text:p>
          </table:table-cell>
          <table:table-cell office:value-type="float" office:value="232.04877757" calcext:value-type="float">
            <text:p>232.0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VRPSolver</text:p>
          </table:table-cell>
          <table:table-cell office:value-type="float" office:value="743.6" calcext:value-type="float">
            <text:p>743.60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Literature</text:p>
          </table:table-cell>
          <table:table-cell office:value-type="float" office:value="222.3" calcext:value-type="float">
            <text:p>222.3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VRPSolver</text:p>
          </table:table-cell>
          <table:table-cell office:value-type="float" office:value="910.7" calcext:value-type="float">
            <text:p>910.70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CPLEX</text:p>
          </table:table-cell>
          <table:table-cell office:value-type="float" office:value="225.00599533" calcext:value-type="float">
            <text:p>225.0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VRPSolver</text:p>
          </table:table-cell>
          <table:table-cell office:value-type="float" office:value="819.3" calcext:value-type="float">
            <text:p>819.30</text:p>
          </table:table-cell>
        </table:table-row>
        <table:table-row table:style-name="ro1">
          <table:table-cell table:style-name="ce23" office:value-type="string" calcext:value-type="string">
            <text:p>A</text:p>
          </table:table-cell>
          <table:table-cell/>
          <table:table-cell office:value-type="float" office:value="225.19419079" calcext:value-type="float">
            <text:p>225.19</text:p>
          </table:table-cell>
          <table:table-cell table:style-name="ce23" office:value-type="string" calcext:value-type="string">
            <text:p>E</text:p>
          </table:table-cell>
          <table:table-cell/>
          <table:table-cell office:value-type="float" office:value="786.255555555556" calcext:value-type="float">
            <text:p>786.26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VRPSolver</text:p>
          </table:table-cell>
          <table:table-cell office:value-type="float" office:value="428.1" calcext:value-type="float">
            <text:p>428.1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PLEX</text:p>
          </table:table-cell>
          <table:table-cell office:value-type="float" office:value="546.73750853" calcext:value-type="float">
            <text:p>546.7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CPLEX</text:p>
          </table:table-cell>
          <table:table-cell office:value-type="float" office:value="476.00133908" calcext:value-type="float">
            <text:p>476.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PLEX</text:p>
          </table:table-cell>
          <table:table-cell office:value-type="float" office:value="534.99328261" calcext:value-type="float">
            <text:p>534.99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Literature</text:p>
          </table:table-cell>
          <table:table-cell office:value-type="float" office:value="391.2" calcext:value-type="float">
            <text:p>391.2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PLEX</text:p>
          </table:table-cell>
          <table:table-cell office:value-type="float" office:value="541.61399177" calcext:value-type="float">
            <text:p>541.61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VRPSolver</text:p>
          </table:table-cell>
          <table:table-cell office:value-type="float" office:value="411.3" calcext:value-type="float">
            <text:p>411.3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PLEX</text:p>
          </table:table-cell>
          <table:table-cell office:value-type="float" office:value="523.95971824" calcext:value-type="float">
            <text:p>523.96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CPLEX</text:p>
          </table:table-cell>
          <table:table-cell office:value-type="float" office:value="363.68555249" calcext:value-type="float">
            <text:p>363.69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CPLEX</text:p>
          </table:table-cell>
          <table:table-cell office:value-type="float" office:value="529.04209441" calcext:value-type="float">
            <text:p>529.04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CPLEX</text:p>
          </table:table-cell>
          <table:table-cell office:value-type="float" office:value="372.8130858" calcext:value-type="float">
            <text:p>372.8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PLEX</text:p>
          </table:table-cell>
          <table:table-cell office:value-type="float" office:value="498.6090091" calcext:value-type="float">
            <text:p>498.61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VRPSolver</text:p>
          </table:table-cell>
          <table:table-cell office:value-type="float" office:value="328.7" calcext:value-type="float">
            <text:p>328.7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CPLEX</text:p>
          </table:table-cell>
          <table:table-cell office:value-type="float" office:value="502.51943198" calcext:value-type="float">
            <text:p>502.52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VRPSolver</text:p>
          </table:table-cell>
          <table:table-cell office:value-type="float" office:value="357.7" calcext:value-type="float">
            <text:p>357.7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CPLEX</text:p>
          </table:table-cell>
          <table:table-cell office:value-type="float" office:value="532.92301366" calcext:value-type="float">
            <text:p>532.92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VRPSolver</text:p>
          </table:table-cell>
          <table:table-cell office:value-type="float" office:value="402.7" calcext:value-type="float">
            <text:p>402.7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CPLEX</text:p>
          </table:table-cell>
          <table:table-cell office:value-type="float" office:value="535.8686984" calcext:value-type="float">
            <text:p>535.87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VRPSolver</text:p>
          </table:table-cell>
          <table:table-cell office:value-type="float" office:value="462.7" calcext:value-type="float">
            <text:p>462.7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CPLEX</text:p>
          </table:table-cell>
          <table:table-cell office:value-type="float" office:value="540.22642189" calcext:value-type="float">
            <text:p>540.23</text:p>
          </table:table-cell>
        </table:table-row>
        <table:table-row table:style-name="ro1">
          <table:table-cell table:style-name="ce23" office:value-type="string" calcext:value-type="string">
            <text:p>B</text:p>
          </table:table-cell>
          <table:table-cell/>
          <table:table-cell office:value-type="float" office:value="398.533333333333" calcext:value-type="float">
            <text:p>398.53</text:p>
          </table:table-cell>
          <table:table-cell table:style-name="ce23" office:value-type="string" calcext:value-type="string">
            <text:p>F</text:p>
          </table:table-cell>
          <table:table-cell/>
          <table:table-cell office:value-type="float" office:value="528.649317059" calcext:value-type="float">
            <text:p>528.6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PLEX</text:p>
          </table:table-cell>
          <table:table-cell office:value-type="float" office:value="477.27206226" calcext:value-type="float">
            <text:p>477.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PLEX</text:p>
          </table:table-cell>
          <table:table-cell office:value-type="float" office:value="584.56032874" calcext:value-type="float">
            <text:p>584.5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VRPSolver</text:p>
          </table:table-cell>
          <table:table-cell office:value-type="float" office:value="577.9" calcext:value-type="float">
            <text:p>577.90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PLEX</text:p>
          </table:table-cell>
          <table:table-cell office:value-type="float" office:value="600.60769889" calcext:value-type="float">
            <text:p>600.6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VRPSolver</text:p>
          </table:table-cell>
          <table:table-cell office:value-type="float" office:value="548.8" calcext:value-type="float">
            <text:p>548.8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CPLEX</text:p>
          </table:table-cell>
          <table:table-cell office:value-type="float" office:value="584.77799107" calcext:value-type="float">
            <text:p>584.78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PLEX</text:p>
          </table:table-cell>
          <table:table-cell office:value-type="float" office:value="367.39786059" calcext:value-type="float">
            <text:p>367.4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CPLEX</text:p>
          </table:table-cell>
          <table:table-cell office:value-type="float" office:value="591.8546161" calcext:value-type="float">
            <text:p>591.85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PLEX</text:p>
          </table:table-cell>
          <table:table-cell office:value-type="float" office:value="496.86659594" calcext:value-type="float">
            <text:p>496.87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CPLEX</text:p>
          </table:table-cell>
          <table:table-cell office:value-type="float" office:value="616.47761313" calcext:value-type="float">
            <text:p>616.48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PLEX</text:p>
          </table:table-cell>
          <table:table-cell office:value-type="float" office:value="366.1347805" calcext:value-type="float">
            <text:p>366.13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CPLEX</text:p>
          </table:table-cell>
          <table:table-cell office:value-type="float" office:value="583.48793816" calcext:value-type="float">
            <text:p>583.49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PLEX</text:p>
          </table:table-cell>
          <table:table-cell office:value-type="float" office:value="365.24553913" calcext:value-type="float">
            <text:p>365.25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CPLEX</text:p>
          </table:table-cell>
          <table:table-cell office:value-type="float" office:value="604.84707925" calcext:value-type="float">
            <text:p>604.85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VRPSolver</text:p>
          </table:table-cell>
          <table:table-cell office:value-type="float" office:value="471" calcext:value-type="float">
            <text:p>471.00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CPLEX</text:p>
          </table:table-cell>
          <table:table-cell office:value-type="float" office:value="618.30116576" calcext:value-type="float">
            <text:p>618.30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VRPSolver</text:p>
          </table:table-cell>
          <table:table-cell office:value-type="float" office:value="533.9" calcext:value-type="float">
            <text:p>533.90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CPLEX</text:p>
          </table:table-cell>
          <table:table-cell office:value-type="float" office:value="637.39937913" calcext:value-type="float">
            <text:p>637.40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PLEX</text:p>
          </table:table-cell>
          <table:table-cell office:value-type="float" office:value="449.82964287" calcext:value-type="float">
            <text:p>449.83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CPLEX</text:p>
          </table:table-cell>
          <table:table-cell office:value-type="float" office:value="621.00921487" calcext:value-type="float">
            <text:p>621.01</text:p>
          </table:table-cell>
        </table:table-row>
        <table:table-row table:style-name="ro1">
          <table:table-cell table:style-name="ce23" office:value-type="string" calcext:value-type="string">
            <text:p>C</text:p>
          </table:table-cell>
          <table:table-cell/>
          <table:table-cell office:value-type="float" office:value="532.9" calcext:value-type="float">
            <text:p>532.90</text:p>
          </table:table-cell>
          <table:table-cell table:style-name="ce23" office:value-type="string" calcext:value-type="string">
            <text:p>G</text:p>
          </table:table-cell>
          <table:table-cell/>
          <table:table-cell office:value-type="float" office:value="604.33230251" calcext:value-type="float">
            <text:p>604.3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PLEX</text:p>
          </table:table-cell>
          <table:table-cell office:value-type="float" office:value="514.36360934" calcext:value-type="float">
            <text:p>514.3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VRPSolver</text:p>
          </table:table-cell>
          <table:table-cell office:value-type="float" office:value="685.9" calcext:value-type="float">
            <text:p>685.9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VRPSolver</text:p>
          </table:table-cell>
          <table:table-cell office:value-type="float" office:value="635.7" calcext:value-type="float">
            <text:p>635.7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CPLEX</text:p>
          </table:table-cell>
          <table:table-cell office:value-type="float" office:value="408.45811659" calcext:value-type="float">
            <text:p>408.4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VRPSolver</text:p>
          </table:table-cell>
          <table:table-cell office:value-type="float" office:value="689.4" calcext:value-type="float">
            <text:p>689.4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VRPSolver</text:p>
          </table:table-cell>
          <table:table-cell office:value-type="float" office:value="727.6" calcext:value-type="float">
            <text:p>727.6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VRPSolver</text:p>
          </table:table-cell>
          <table:table-cell office:value-type="float" office:value="590.6" calcext:value-type="float">
            <text:p>590.6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VRPSolver</text:p>
          </table:table-cell>
          <table:table-cell office:value-type="float" office:value="657.8" calcext:value-type="float">
            <text:p>657.8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VRPSolver</text:p>
          </table:table-cell>
          <table:table-cell office:value-type="float" office:value="704.5" calcext:value-type="float">
            <text:p>704.5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CPLEX</text:p>
          </table:table-cell>
          <table:table-cell office:value-type="float" office:value="479.33939127" calcext:value-type="float">
            <text:p>479.34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" office:value-type="string" calcext:value-type="string">
            <text:p>D</text:p>
          </table:table-cell>
          <table:table-cell/>
          <table:table-cell office:value-type="float" office:value="670.214285714286" calcext:value-type="float">
            <text:p>670.21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oldFon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 style:data-style-name="N2" text:time-value="16:15:36.381388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9T14:40:32.115977824</meta:creation-date>
    <meta:generator>LibreOffice/6.4.7.2$Linux_X86_64 LibreOffice_project/40$Build-2</meta:generator>
    <dc:date>2021-06-19T16:27:48.817535080</dc:date>
    <meta:editing-duration>PT50M25S</meta:editing-duration>
    <meta:editing-cycles>14</meta:editing-cycles>
    <meta:document-statistic meta:table-count="2" meta:cell-count="1403" meta:object-count="0"/>
  </office:meta>
</office:document-meta>
</file>